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cell-protect="protected" style:print-content="true" style:text-align-source="value-type" style:repeat-content="false" fo:wrap-option="no-wrap" style:shrink-to-fit="false" style:vertical-align="automatic" loext:vertical-justify="auto"/>
      <style:paragraph-properties css3t:text-justify="auto"/>
      <style:text-properties fo:color="#000000" fo:font-style="normal" fo:font-weight="bold"/>
    </style:style>
  </office:automatic-styles>
  <office:body>
    <office:spreadsheet>
      <table:calculation-settings table:automatic-find-labels="false" table:use-regular-expressions="false" table:use-wildcards="true"/>
      <table:table table:name="ETD2024 Full Papers Submissions" table:style-name="ta1">
        <table:table-column table:style-name="co1" table:number-columns-repeated="13" table:default-cell-style-name="Default"/>
        <table:table-row table:style-name="ro1">
          <table:table-cell office:value-type="string" calcext:value-type="string">
            <text:p>ETD2024 Full Papers Submissions</text:p>
          </table:table-cell>
          <table:table-cell table:number-columns-repeated="12"/>
        </table:table-row>
        <table:table-row table:style-name="ro1">
          <table:table-cell table:number-columns-repeated="13"/>
        </table:table-row>
        <table:table-row table:style-name="ro1">
          <table:table-cell table:style-name="ce1" office:value-type="string" calcext:value-type="string">
            <text:p>Paper ID</text:p>
          </table:table-cell>
          <table:table-cell table:style-name="ce1" office:value-type="string" calcext:value-type="string">
            <text:p>Created</text:p>
          </table:table-cell>
          <table:table-cell table:style-name="ce1" office:value-type="string" calcext:value-type="string">
            <text:p>Last Modified</text:p>
          </table:table-cell>
          <table:table-cell table:style-name="ce1" office:value-type="string" calcext:value-type="string">
            <text:p>Paper Title</text:p>
          </table:table-cell>
          <table:table-cell table:style-name="ce1" office:value-type="string" calcext:value-type="string">
            <text:p>Abstract</text:p>
          </table:table-cell>
          <table:table-cell table:style-name="ce1" office:value-type="string" calcext:value-type="string">
            <text:p>Primary Contact Author Name</text:p>
          </table:table-cell>
          <table:table-cell table:style-name="ce1" office:value-type="string" calcext:value-type="string">
            <text:p>Primary Contact Author Email</text:p>
          </table:table-cell>
          <table:table-cell table:style-name="ce1" office:value-type="string" calcext:value-type="string">
            <text:p>Authors</text:p>
          </table:table-cell>
          <table:table-cell table:style-name="ce1" office:value-type="string" calcext:value-type="string">
            <text:p>Author Names</text:p>
          </table:table-cell>
          <table:table-cell office:value-type="string" calcext:value-type="string">
            <text:p>Author Emails</text:p>
          </table:table-cell>
          <table:table-cell office:value-type="string" calcext:value-type="string">
            <text:p>Track Name</text:p>
          </table:table-cell>
          <table:table-cell office:value-type="string" calcext:value-type="string">
            <text:p>Primary Subject Area</text:p>
          </table:table-cell>
          <table:table-cell office:value-type="string" calcext:value-type="string">
            <text:p>Secondary Subject Areas</text:p>
          </table:table-cell>
        </table:table-row>
        <table:table-row table:style-name="ro1">
          <table:table-cell office:value-type="float" office:value="2" calcext:value-type="float">
            <text:p>2</text:p>
          </table:table-cell>
          <table:table-cell office:value-type="string" calcext:value-type="string">
            <text:p>3/20/2024 4:54:04 PM +00:00</text:p>
          </table:table-cell>
          <table:table-cell office:value-type="string" calcext:value-type="string">
            <text:p>7/9/2024 4:55:46 PM +00:00</text:p>
          </table:table-cell>
          <table:table-cell office:value-type="string" calcext:value-type="string">
            <text:p>Assessing the Efficiency of Data Science Programs in Enhancing Big Data Analysis Skills among Health Libraries and Information Scientists.</text:p>
          </table:table-cell>
          <table:table-cell office:value-type="string" calcext:value-type="string">
            <text:p>Introduction:<text:line-break/>The healthcare sector has seen a significant shift in data analysis methodologies due to the rapid advancements in technology. Data Science programs have emerged as a promising way to enhance the capabilities of professionals in health libraries and Information Science fields in managing and analyzing large datasets, known as Big Data. However, there is a research gap in assessing the effectiveness of these programs in equipping Health Libraries and Information Scientists with the necessary skills for proficient Big Data analysis. This study aims to bridge this gap by evaluating the efficacy of Data Science programs tailored for Health Libraries and Information Science professionals. The research aims to provide insights into the impact of these educational initiatives on the skill development and proficiency of Health Libraries and Information Scientists in Big Data analysis, contributing to the advancement of knowledge in this evolving field.<text:line-break/>Aim:<text:line-break/>To assess and evaluate the effectiveness of Data Science programs in improving the capacity and proficiency of professionals working in health libraries and Information Science. The study seeks to ascertain whether these programs adequately equip participants with the necessary skills and knowledge required for proficiently handling and analyzing Big Data in healthcare contexts.<text:line-break/>Method:<text:line-break/>The study used a quantitative approach to gather data from 150 participants in health libraries and Information Science fields who completed Data Science programs in Tanzania. The survey evaluated their perceptions, skill sets, and confidence in executing Big Data analysis post-program completion. Statistical tools like descriptive statistics were used to analyze the collected data, providing insights into the effectiveness of Data Science programs in enhancing Big Data analysis skills.<text:line-break/>Results:<text:line-break/>The study aimed to assess the efficacy of Data Science programs through quantitative analysis of participant responses. Among the surveyed professionals who completed the program (n=150), a significant 82% reported a noticeable enhancement in their skill sets related to Big Data analysis. Moreover, 75% of participants expressed increased confidence in applying advanced analytical techniques acquired from the program. Notably, 90% of respondents indicated satisfaction with the program's content and structure, highlighting its effectiveness in imparting practical skills for handling Big Data in healthcare contexts. The statistical data underscores substantial improvements in skill acquisition and positive perceptions among professional’s post-program completion, affirming the efficacy of Data Science programs in enhancing Big Data analysis proficiency within health libraries and Information Science fields.<text:line-break/>Conclusion:<text:line-break/>The survey analysis shows that Data Science programs significantly improve professional skills in Big Data analysis, enhancing competence and confidence. These findings have implications for health libraries and Information Science, fostering a more agile workforce capable of utilizing advanced data analysis techniques for informed healthcare decision-making. However, limitations like survey bias and study scope need to be addressed for further improvement.</text:p>
          </table:table-cell>
          <table:table-cell office:value-type="string" calcext:value-type="string">
            <text:p>Rajabu Mr Simba</text:p>
          </table:table-cell>
          <table:table-cell office:value-type="string" calcext:value-type="string">
            <text:p>rajabsimba338@gmail.com</text:p>
          </table:table-cell>
          <table:table-cell office:value-type="string" calcext:value-type="string">
            <text:p>Rajabu Mr Simba (AHILA)*; Haruna Hussein <text:s/>(The Ministry of Health)</text:p>
          </table:table-cell>
          <table:table-cell office:value-type="string" calcext:value-type="string">
            <text:p>Simba, Rajabu Mr*; Hussein , Haruna</text:p>
          </table:table-cell>
          <table:table-cell office:value-type="string" calcext:value-type="string">
            <text:p>rajabsimba338@gmail.com*; harunahussein@gmail.com</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4" calcext:value-type="float">
            <text:p>4</text:p>
          </table:table-cell>
          <table:table-cell office:value-type="string" calcext:value-type="string">
            <text:p>3/23/2024 6:07:31 PM +00:00</text:p>
          </table:table-cell>
          <table:table-cell office:value-type="string" calcext:value-type="string">
            <text:p>10/10/2024 5:06:46 PM +00:00</text:p>
          </table:table-cell>
          <table:table-cell office:value-type="string" calcext:value-type="string">
            <text:p>The changing landscape in research data management in Kenya’s Universities: an analysis of development and implementation </text:p>
          </table:table-cell>
          <table:table-cell office:value-type="string" calcext:value-type="string">
            <text:p>There is move towards Open Science with the goal of making research data accessible and reusable by the research community is a growing global trend. Research data is key pillar to Open Science. Research institutions are generating research data in huge magnitude which requires well planned and though out strategies for ensuring that they are available when needed. This has resulted in implementation of research data management (RDM) strategies as critical component for any research organization for enhancement of quality research output. Development of policies and guidelines by Universities in Kenya is critical in implementation and provision of in Research data management services.<text:line-break/>Institutions in developed countries have already developed policies which require researchers to deposit their research data in open repositories. With the globalization this trend is finding its way to developing countries such as kenya as evident in the development of research data management services in countries such as South Africa. In Kenya, there are few indications that point to existence of research data management services such as awareness training. <text:line-break/>There is evidently huge research activities in research institutions in Kenya, however management of research data that are acquired during the research processes seems to be largely ignored or given inadequate attention that it deserves. The impact of RDM on innovations has consequently not been documented. This begs the questions as to what extend are research data is managed in academic institutions in Kenya. <text:line-break/>These study will therefore unravel the state of development and implementation of RDM services in academic Libraries in Kenya. The analysis draws on a review of existing RDM policies at Kenyan universities, interviews with key stakeholders, and a survey of researcher awareness and practices. The findings will inform the development of a framework for robust RDM policy design and implementation in the Kenyan university context. This framework will contribute to improved research data management practices, fostering transparency, reproducibility, and ultimately, the impact of Kenyan research.<text:line-break/></text:p>
          </table:table-cell>
          <table:table-cell office:value-type="string" calcext:value-type="string">
            <text:p>Kenneth K Rotich</text:p>
          </table:table-cell>
          <table:table-cell office:value-type="string" calcext:value-type="string">
            <text:p>kenneth.rotich@egerton.ac.ke</text:p>
          </table:table-cell>
          <table:table-cell office:value-type="string" calcext:value-type="string">
            <text:p>Kenneth K Rotich (Egerton University)*</text:p>
          </table:table-cell>
          <table:table-cell office:value-type="string" calcext:value-type="string">
            <text:p>Rotich, Kenneth K*</text:p>
          </table:table-cell>
          <table:table-cell office:value-type="string" calcext:value-type="string">
            <text:p>kenneth.rotich@egerton.ac.ke*</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5" calcext:value-type="float">
            <text:p>5</text:p>
          </table:table-cell>
          <table:table-cell office:value-type="string" calcext:value-type="string">
            <text:p>3/29/2024 4:01:45 PM +00:00</text:p>
          </table:table-cell>
          <table:table-cell office:value-type="string" calcext:value-type="string">
            <text:p>7/9/2024 4:56:09 PM +00:00</text:p>
          </table:table-cell>
          <table:table-cell office:value-type="string" calcext:value-type="string">
            <text:p>ETD Policies and practices in three selected African Countries.</text:p>
          </table:table-cell>
          <table:table-cell office:value-type="string" calcext:value-type="string">
            <text:p>This study aims to examine the polices and practices that guide EDT management in three selected African Universities. These are the Universities of Ghana, University of South Africa and the University of Nigeria. Staff of the universities digital library will serve as respondents to the study. The study will employ descriptive design. Online questionnaire (google form) will be used for data gathering an analysis. <text:s/>Three research objectives will guide the study. These are to identify if there are policies guiding ETD use in the Universities, find out the extent the policies facilitate visibility for the ETD's and to suggest strategies for enhancing the global visibility of ETD's within the existing policies if any.<text:line-break/>The visibility cue theory propounded by Jessica Kim and Kathleen Fallon in 2022 will be adopted and modified to suit the study.<text:line-break/>This study will be beneficial to Universities as institutions, University libraries, librarians and researchers. To the University, if the result of this study is implemented, Universities will gain global visibility through their ETD';s which will be on request by people from outside their countries.<text:line-break/><text:line-break/>For Libraries, the global visibility that this study will create for ETD's will increase the number of clicks on university institutional repositories. Libraries may even make some financial benefits from their users by placing a cost on downloading materials from the repositories. For librarians, this study will fuel the zeal of librarians to continue uploading ETD's to institutional repositories and for researchers, the result of this study if implemented will create global visibility and readership for their work.</text:p>
          </table:table-cell>
          <table:table-cell office:value-type="string" calcext:value-type="string">
            <text:p>Ngozi E. Osadebe</text:p>
          </table:table-cell>
          <table:table-cell office:value-type="string" calcext:value-type="string">
            <text:p>ngozi.osadebe@unn.edu.ng</text:p>
          </table:table-cell>
          <table:table-cell office:value-type="string" calcext:value-type="string">
            <text:p>Ngozi E. Osadebe (University of Nigeria)*</text:p>
          </table:table-cell>
          <table:table-cell office:value-type="string" calcext:value-type="string">
            <text:p>Osadebe, Ngozi E.*</text:p>
          </table:table-cell>
          <table:table-cell office:value-type="string" calcext:value-type="string">
            <text:p>ngozi.osadebe@unn.edu.ng*</text:p>
          </table:table-cell>
          <table:table-cell office:value-type="string" calcext:value-type="string">
            <text:p>ETD2024 Full Papers Submissions</text:p>
          </table:table-cell>
          <table:table-cell office:value-type="string" calcext:value-type="string">
            <text:p>ETD Policies and Practices</text:p>
          </table:table-cell>
          <table:table-cell/>
        </table:table-row>
        <table:table-row table:style-name="ro1">
          <table:table-cell office:value-type="float" office:value="6" calcext:value-type="float">
            <text:p>6</text:p>
          </table:table-cell>
          <table:table-cell office:value-type="string" calcext:value-type="string">
            <text:p>3/30/2024 5:07:36 PM +00:00</text:p>
          </table:table-cell>
          <table:table-cell office:value-type="string" calcext:value-type="string">
            <text:p>8/17/2024 1:05:23 PM +00:00</text:p>
          </table:table-cell>
          <table:table-cell office:value-type="string" calcext:value-type="string">
            <text:p>Unlocking the Potential of ETDs: Implementation Novel ETD Repository in Chartered Institute of Personnel Management in Sri Lanka</text:p>
          </table:table-cell>
          <table:table-cell office:value-type="string" calcext:value-type="string">
            <text:p>Introduction<text:line-break/>Electronic Theses and Dissertations (ETDs) represent a vital and widely utilized open-access resource for scholars and researchers globally. Within higher education, these digital versions of theses and dissertations serve as crucial reservoirs of information and knowledge for forthcoming research activities. ETDs cover both electronic versions and traditional hard copies of scholarly works submitted by researchers to their respective universities or institutions. In brief, ETD can be defined as any thesis or dissertation mainly submitted, archived, and disseminated in electronic format. The creation of ETD repositories represents a revolutionary advancement in utilizing Information and Communication Technology (ICT) to organize institutional research materials systematically, nurturing a creative platform to drive forthcoming research activities. However, in Sri Lanka, despite the growing significance of ETDs, there exists a gap in the availability and accessibility of these resources, particularly in the field of Human Resource Management (HRM). The implementation of a novel ETD repository tailored specifically for HRM research in Sri Lanka.<text:line-break/>Objectives<text:line-break/>To implement novel ETD repository to serve the scholarly community to conduct novel research<text:line-break/>To increase the accessibility and visibility of HRM research outputs by providing a centralized platform<text:line-break/>To enhance the research culture and academic reputation of Sri Lanka by promoting open access to high-quality HRM scholarship through the ETD repository<text:line-break/>Methods<text:line-break/>Implementing new ETD repository has become a crucial task and initiatives has already taken to upload the selected ETDs from bachelor and master level scholars. DSpace software is being used to build up the repository according to the customary needs. Copyright clearance has duly taken to host the institutional ETDs on the platform. Open access ETDs which collected through web navigation are uploaded to the repository based on the institutional curriculum. Initially, ETDs are uploaded to the repository in descended order starting from 2023 the latest. Anti-plagiarism software is being used to check the plagiarism issues in ETDs before uploading to the repository.. Metadata can be considered as an integral part of ETDs lifecycle. Thus, it is ensured to adhere internationally recognized metadata standards such as ETD-MS, established by the Networked Digital Library of Theses and Dissertations (NDLTD).<text:line-break/>Results and Conclusion<text:line-break/>Quality ETDs are selected by the appointed academic committee. Moreover, proper guidance are provided to the newly enrolled students and encourage them to make use the institutional repository and come up with innovative research titles for their academic assignments. Regular awareness programmes are conducted to make the optimum use of the ETD repository and statistics are collected for annual evaluations and scholars can make comments for further improvement of the repository. This is the starting point of the scholarly journey by way of unlocking the potential of ETDs and inviting the new generation to conduct novel research using ETD repository and find out solutions for the burning questions in the field of HRM in the country. Moreover, this ETD repository links with Google Scholar and thereby generate Google Scholar Ranking for the research scholars who are the authors of the particular ETDs and Webometric Ranking for the hosting institute of the repository. It provides global visibility to the HRM research. It preserves valuable resources and thereby reduce the dependance on physical copies and enables efficient search and retrieval of information. Further, ETDs contribute environmental sustainability by decreasing paper consumption. In this context, ETD repositories create a dynamic and vibrant knowledge-sharing eco system that empowers the scholarly community to thrive in their careers and contribute meaningfully to build vibrant research culture.<text:line-break/><text:line-break/><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Ravindu Sachintha (Chartered Institute of Personnel Management); G Weerathunga (Chartered Institute of Personnel Management); Heather Fernando (Chartered Institute of Personnel Management)</text:p>
          </table:table-cell>
          <table:table-cell office:value-type="string" calcext:value-type="string">
            <text:p>Perera, Kamani*; Sachintha, Ravindu; Weerathunga, G; Fernando, Heather</text:p>
          </table:table-cell>
          <table:table-cell office:value-type="string" calcext:value-type="string">
            <text:p>kamani@cipmlk.org*; ravindu.s@cipmlk.org; weerathunga@cipmlk.org; heather3304@gmail.com</text:p>
          </table:table-cell>
          <table:table-cell office:value-type="string" calcext:value-type="string">
            <text:p>ETD2024 Full Papers Submissions</text:p>
          </table:table-cell>
          <table:table-cell office:value-type="string" calcext:value-type="string">
            <text:p>ETD Implementation Use Cases</text:p>
          </table:table-cell>
          <table:table-cell/>
        </table:table-row>
        <table:table-row table:style-name="ro1">
          <table:table-cell office:value-type="float" office:value="7" calcext:value-type="float">
            <text:p>7</text:p>
          </table:table-cell>
          <table:table-cell office:value-type="string" calcext:value-type="string">
            <text:p>3/31/2024 11:50:16 AM +00:00</text:p>
          </table:table-cell>
          <table:table-cell office:value-type="string" calcext:value-type="string">
            <text:p>8/17/2024 1:29:50 PM +00:00</text:p>
          </table:table-cell>
          <table:table-cell office:value-type="string" calcext:value-type="string">
            <text:p>Implementing Persistent Identifier Infrastructure for Effective Management of ETD Repositories: A Case Study from Chartered Institute of Personnel Management, Sri Lanka</text:p>
          </table:table-cell>
          <table:table-cell office:value-type="string" calcext:value-type="string">
            <text:p>Introduction<text:line-break/>Electronic Theses and Dissertations (ETDs) have become integral components of scholarly communication, offering valuable insights into academic research and contributing to the advancement of knowledge across diverse fields. As the digital landscape continues to evolve, the management and accessibility of ETDs present both opportunities and challenges for academic institutions, libraries, and researchers alike. In this context, it is important to establish a vibrant infrastructure for persistent identifiers (PIDs) to proper management of ETDs. Persistent identifiers are essential tools that enable the unique and unambiguous identification of digital objects, ensuring their long-term discoverability, accessibility, and citability. In the context of ETD repositories, implementing a comprehensive PID infrastructure is paramount to streamline access, enhance interoperability, and facilitate scholarly communication. In this research study, it is described the significance of implementing a persistent identifier infrastructure for the effective management of ETD repositories. By examining the role of PIDs in improving discoverability, ensuring integrity, and fostering collaboration within the scholarly community, this study seeks to provide insights into best practices and strategies for implementing PID systems tailored to the unique needs of ETD repositories.<text:line-break/>Objectives<text:line-break/>•<text:tab/>To enhance discoverability<text:line-break/>•<text:tab/>To improve accessibility and long-term preservation<text:line-break/>•<text:tab/>To foster interoperability and integration among different ETD repositories<text:line-break/>•<text:tab/>To enable accurate and reliable citation of ETDs<text:line-break/><text:line-break/>Methodology<text:line-break/>A comprehensive review of existing literature, scholarly articles, reports, and best practices related to persistent identifiers, electronic theses and dissertations, repository management, and digital preservation were conducted. This review provides a foundational understanding of the current state-of-the-art, challenges, and opportunities in implementing persistent identifier infrastructure for ETD repositories. Various persistent identifier systems and frameworks such as DOI (Digital Object Identifier), ARK (Archival Resource Key), were evaluated to identify the most suitable system for the repository.<text:line-break/>Results and Conclusion<text:line-break/>Implementation of persistent identifier infrastructure led to a significant increase in the discoverability of ETDs within repository systems and external databases. By assigning unique identifiers to each document, ETDs became more easily searchable and identifiable, thereby improving their visibility among scholarly community. Further, it ensured the long-term accessibility and preservation of ETDs. Stable links provided by persistent identifiers enabled continued access to ETDs over time, even as technologies evolved and platforms changed. In this context, ETDs remained accessible to future generations. It promoted collaboration and knowledge sharing across institutional boundaries, facilitating interdisciplinary research and fostering a more interconnected scholarly ecosystem. Persistent identifiers streamlined the citation process for ETDs, promoting accuracy, reliability, and proper attribution to authors. Stable references provided by persistent identifiers were easily included in scholarly publications, citations, and bibliographies, supporting transparency, reproducibility, and scholarly communication.<text:line-break/>Conclusion<text:line-break/>The implementation of persistent identifier infrastructure has proven to be instrumental in enhancing the management of ETD repositories. By providing unique PIDs for ETDs, this infrastructure has improved the discoverability, accessibility, interoperability, and citability of scholarly works, thereby facilitating broader dissemination of knowledge and fostering collaboration within the academic community. PIDs support the long-term preservation and accessibility of valuable research outputs for the benefit of future generations.<text:line-break/><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Anushka Earskin (Chartered Institute of Personnel Management); Ravindu Sachintha (Chartered Institute of Personnel Management); Indika Wijayasriwardana (indika@cipmlk.org)</text:p>
          </table:table-cell>
          <table:table-cell office:value-type="string" calcext:value-type="string">
            <text:p>Perera, Kamani*; Earskin, Anushka; Sachintha, Ravindu; Wijayasriwardana, Indika</text:p>
          </table:table-cell>
          <table:table-cell office:value-type="string" calcext:value-type="string">
            <text:p>kamani@cipmlk.org*; anushka@cipmlk.org; ravindu.s@cipmlk.org; indika@cipmlk.org</text:p>
          </table:table-cell>
          <table:table-cell office:value-type="string" calcext:value-type="string">
            <text:p>ETD2024 Full Papers Submissions</text:p>
          </table:table-cell>
          <table:table-cell office:value-type="string" calcext:value-type="string">
            <text:p>ETDs and Persistent Identifiers</text:p>
          </table:table-cell>
          <table:table-cell/>
        </table:table-row>
        <table:table-row table:style-name="ro1">
          <table:table-cell office:value-type="float" office:value="9" calcext:value-type="float">
            <text:p>9</text:p>
          </table:table-cell>
          <table:table-cell office:value-type="string" calcext:value-type="string">
            <text:p>4/9/2024 11:46:10 AM +00:00</text:p>
          </table:table-cell>
          <table:table-cell office:value-type="string" calcext:value-type="string">
            <text:p>7/9/2024 4:57:20 PM +00:00</text:p>
          </table:table-cell>
          <table:table-cell office:value-type="string" calcext:value-type="string">
            <text:p>The University of Johannesburg’s journey to enhance the content of the Institutional Repository (IR) and improve discoverability</text:p>
          </table:table-cell>
          <table:table-cell office:value-type="string" calcext:value-type="string">
            <text:p>Institutional Repositories has been well established in most academic libraries over the past few decades. As technology developed in all spheres of life, the same development could be seen in software and technology used in the IR environment. We are all aware of software systems such as DSpace, EPrints, and Fedora, to name but a few (Castagne, 2013). <text:s/><text:line-break/>The UJ library established their IR in 2008 and currently consists of research output generated by the university which includes journal articles, conferences proceedings, books and book chapters. In the last 14 years has been a journey during which the library used and experimented with several systems to enhance the content of the IR and to increase visibility, these systems include: DSpace, Vital and most recently Esploro.<text:line-break/>The purpose of this paper is to share our journey and experiences with these systems and software used over the past few years. The presentation will start with a short history of our IR journey. This will be followed by a more technical discussion, not only on the systems used to store and access the content, but also the system we use to collate the relevant content. Towards the end of the presentation the focus will be on the latest system UJ implemented, namely Exlibris Esploro, which allows us to maximise the impact of our institutional research using intelligent data capturing and thereby reducing the workload of the IR staff and also allowing increased visibility of the content as well as the authors who produced the content.<text:line-break/>Keywords: Open access, institutional repositories, Esploro, University of Johannesburg<text:line-break/><text:line-break/>Further reading<text:line-break/>https://www.usetda.org/resources/institutional-repository-software/<text:line-break/></text:p>
          </table:table-cell>
          <table:table-cell office:value-type="string" calcext:value-type="string">
            <text:p>Mutali m Lithole</text:p>
          </table:table-cell>
          <table:table-cell office:value-type="string" calcext:value-type="string">
            <text:p>mlithole@uj.ac.za</text:p>
          </table:table-cell>
          <table:table-cell office:value-type="string" calcext:value-type="string">
            <text:p>Mutali m Lithole (University of Johannesburg)*</text:p>
          </table:table-cell>
          <table:table-cell office:value-type="string" calcext:value-type="string">
            <text:p>Lithole, Mutali m*</text:p>
          </table:table-cell>
          <table:table-cell office:value-type="string" calcext:value-type="string">
            <text:p>mlithole@uj.ac.za*</text:p>
          </table:table-cell>
          <table:table-cell office:value-type="string" calcext:value-type="string">
            <text:p>ETD2024 Full Papers Submissions</text:p>
          </table:table-cell>
          <table:table-cell office:value-type="string" calcext:value-type="string">
            <text:p>Institutional Repository Platforms</text:p>
          </table:table-cell>
          <table:table-cell/>
        </table:table-row>
        <table:table-row table:style-name="ro1">
          <table:table-cell office:value-type="float" office:value="10" calcext:value-type="float">
            <text:p>10</text:p>
          </table:table-cell>
          <table:table-cell office:value-type="string" calcext:value-type="string">
            <text:p>4/12/2024 5:44:33 AM +00:00</text:p>
          </table:table-cell>
          <table:table-cell office:value-type="string" calcext:value-type="string">
            <text:p>7/9/2024 4:58:09 PM +00:00</text:p>
          </table:table-cell>
          <table:table-cell office:value-type="string" calcext:value-type="string">
            <text:p>ETDs as Vehicles for Knowledge Dissemination: Implications for Research and Development Leadership in Sri Lanka and Zambia</text:p>
          </table:table-cell>
          <table:table-cell office:value-type="string" calcext:value-type="string">
            <text:p>Introduction<text:line-break/>ETDs support learning, teaching, and research and systematic distribution of these resources are essential to cater to user needs effectively. ETDs has become a major component for knowledge dissemination and it contributes significantly to academic research and development not only in Sri Lanka but other countries in the world. In the past, accessing research reports was often limited, but with the integration of ICT tools and techniques, this landscape has transformed. The introduction of Open Access represents a significant advancement, simplifying access to information within the digital sphere. In Sri Lanka, not only state and private universities but even educational institutions have taken initiatives to build up their own ETD repositories to cater their research community.<text:line-break/>In Zambia, the development of Electronic Theses and Dissertations (ETDs) is advancing, with eight universities having established repositories in their libraries. However, challenges such as limited funding and infrastructure hinder widespread adoption and accessibility. Despite these obstacles, there is a growing trend among Higher Education Institutions (HEIs) in Zambia to create digital repositories, although the adoption of Institutional Repositories (IRs) is not yet universal. Initiatives like the Zambian National ETD portal aim to address these challenges by archiving ETDs from various HEIs (Cecilia &amp; Lighton, 2023).<text:line-break/>Despite these challenges, there is a growing trend among Higher Education Institutions (HEIs) in Zambia to establish digital repositories, indicating a progressive step towards enhanced scholarly communication and knowledge dissemination. However, the adoption of Institutional Repositories (IRs) is not yet universal, suggesting varying levels of readiness or priorities among the surveyed institutions.<text:line-break/>The digitization of theses and dissertations in Zambia is still in its early stages, with many institutions relying on traditional print formats. This reliance on print copies can impede the dissemination of research findings, especially in remote or underprivileged areas.<text:line-break/>To improve the effectiveness of ETDs in Zambia, increased investment in digital infrastructure and capacity building is crucial. Institutions should prioritize the development of open-access repositories and foster a culture of sharing and collaboration among researchers. Efforts to raise awareness about the benefits of ETDs and open access publishing are also essential to encourage more institutions to adopt these technologies and practices.<text:line-break/><text:line-break/><text:line-break/>Objectives<text:line-break/>1.<text:tab/>To identify the challenges and opportunities related with ETDs<text:line-break/>2.<text:tab/>To assess the current utilization and accessibility of ETDs <text:line-break/>3.<text:tab/>To make recommendation to enhance the effectiveness of ETDs <text:line-break/>Methods<text:line-break/>In this research study it is analyzed institutional policies, guidelines and existing infrastructure related to ETDs in Sri Lanka and Zambia and the available literature in both countries. Comparative study is carried out to identify the commonalities and differences in the usage of ETDs.<text:line-break/>Results and Conclusion<text:line-break/>Findings revealed that both countries have varying levels of utilization and accessibility of ETD repositories in both countries. In Sri Lanka, there are healthy repositories in universities and few academic institutions while others face challenges to develop and access such ETDs due to budgetary constraints. Few institutions in Sri Lanka initiated to build up open access ETD repositories to serve their users.<text:line-break/>References<text:line-break/>Kasonde, Cecilia C. and Phiri, Lighton (2023). Assessing and Promoting Metadata Quality for Electronic Theses and Dissertations in Institutional Repositories using a Policy Driven Approach. In: <text:s text:c="2"/>Enriching ETDS and Their Reach: Proceedings of 26th International Symposium on ETDs. Ed. By <text:s text:c="2"/>Singh Joorel, J.P., et. al., 52-62pp.<text:line-break/><text:line-break/><text:line-break/><text:line-break/><text:line-break/><text:line-break/><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Cecilia Kasonde (University of Zambia); Ravindu Sachintha (Chartered Institute of Personnel Management)</text:p>
          </table:table-cell>
          <table:table-cell office:value-type="string" calcext:value-type="string">
            <text:p>Perera, Kamani*; Kasonde, Cecilia; Sachintha, Ravindu</text:p>
          </table:table-cell>
          <table:table-cell office:value-type="string" calcext:value-type="string">
            <text:p>kamani@cipmlk.org*; kasondececiliac@gmail.com; ravindu.s@cipmlk.org</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12" calcext:value-type="float">
            <text:p>12</text:p>
          </table:table-cell>
          <table:table-cell office:value-type="string" calcext:value-type="string">
            <text:p>4/15/2024 9:20:31 AM +00:00</text:p>
          </table:table-cell>
          <table:table-cell office:value-type="string" calcext:value-type="string">
            <text:p>7/9/2024 4:58:31 PM +00:00</text:p>
          </table:table-cell>
          <table:table-cell office:value-type="string" calcext:value-type="string">
            <text:p>The conversion of printed theses and dissertations into digital formats: A case study of the University of South Africa library</text:p>
          </table:table-cell>
          <table:table-cell office:value-type="string" calcext:value-type="string">
            <text:p>Print theses and dissertations in academic libraries are mainly accessible by patrons of that particular library. Converting printed copies of theses and dissertations into digital format can help to eliminate the problem of losing these materials due to their age and the length of time they have been on the shelves and also to make visibility of the universities research output a reality. <text:line-break/>This study explored the process of converting printed materials into digital format in the Unisa Institutional Repository (UnisaIR) as a subsidiary of an academic library., an open access digital source that hosts the research and intellectual output produced by members of the Unisa Community including electronic theses and dissertations (ETDs). The UnisaIR is globally accessible via various other Internet browsers and search engines, advancing Unisa’s research output and enhancing the visibility of African scholarship parting to ETD.<text:line-break/>The study employs observation as the main technique for gathering data, with an emphasis on the digitization process. This method enables a thorough and nuanced comprehension of the digitization phenomena as it happens in real time.<text:line-break/>The key findings indicate that the process of converting printed copies of theses and dissertations into digital format can help to eliminate the problem of losing these materials due to their age and the length of time they have been on the shelves, on the other side the process is a positive drive to attain the targets of Sustainable Development Goal 4, by providing ease of use for the international community who may want to access these materials.<text:line-break/><text:line-break/>In conclusion, the originality of the study provides valuable insights into the process of converting printed materials into digital format in the UnisaIR, highlighting the potential benefits of this process for both preservation and accessibility. Specifically, the study has shown that digitizing printed copies of theses and dissertations play a vital role to eliminate the problem of losing these materials due to their age and the length of time they have been on the shelves, while also enhancing the visibility of the university's research output and African scholarship.<text:line-break/>Based on the findings of the study, recommendations that, academic libraries should consider implementing digitization programs for their printed collections, particularly for materials that are at risk of being lost due to age or other factors. This can help to ensure the long-term preservation of these materials, while also making them more accessible to a wider audience. <text:line-break/><text:line-break/><text:line-break/>Keywords: Institutional Repository, ETD, open access, academic library <text:line-break/></text:p>
          </table:table-cell>
          <table:table-cell office:value-type="string" calcext:value-type="string">
            <text:p>Mduduzi Ntetha</text:p>
          </table:table-cell>
          <table:table-cell office:value-type="string" calcext:value-type="string">
            <text:p>ntethma@unisa.ac.za</text:p>
          </table:table-cell>
          <table:table-cell office:value-type="string" calcext:value-type="string">
            <text:p>Mduduzi Ntetha (UNISA)*</text:p>
          </table:table-cell>
          <table:table-cell office:value-type="string" calcext:value-type="string">
            <text:p>Ntetha, Mduduzi*</text:p>
          </table:table-cell>
          <table:table-cell office:value-type="string" calcext:value-type="string">
            <text:p>ntethma@unisa.ac.za*</text:p>
          </table:table-cell>
          <table:table-cell office:value-type="string" calcext:value-type="string">
            <text:p>ETD2024 Full Papers Submissions</text:p>
          </table:table-cell>
          <table:table-cell office:value-type="string" calcext:value-type="string">
            <text:p>National and Global ETD Initiatives</text:p>
          </table:table-cell>
          <table:table-cell/>
        </table:table-row>
        <table:table-row table:style-name="ro1">
          <table:table-cell office:value-type="float" office:value="13" calcext:value-type="float">
            <text:p>13</text:p>
          </table:table-cell>
          <table:table-cell office:value-type="string" calcext:value-type="string">
            <text:p>4/17/2024 8:09:49 AM +00:00</text:p>
          </table:table-cell>
          <table:table-cell office:value-type="string" calcext:value-type="string">
            <text:p>7/9/2024 4:58:47 PM +00:00</text:p>
          </table:table-cell>
          <table:table-cell office:value-type="string" calcext:value-type="string">
            <text:p>Global Visibility of National ETD Repositories of G20 Countries: comparative studies with respect to NDLTD’s Meta repository</text:p>
          </table:table-cell>
          <table:table-cell office:value-type="string" calcext:value-type="string">
            <text:p>ETDs are primary information sources, that originate from doctorial theses or dissertation submitted to university for the doctorial award. The FAIR ETDs are those electronic theses and dissertations, which are findability, accessibility, interoperability, and reusability (FAIR). The study should be cover to ETD initiatives by G20 members countries, comprises 19 countries (Argentina, Australia, Brazil, Canada, China, France, Germany, India, Indonesia, Italy, Japan, Republic of Korea, Mexico, Russia, Saudi Arabia, South Africa, Turkey, United Kingdom, and United States) and the European Union. The G20 member’s countries represent around 85% of the global GDP, over 75% of the global trade, and about two-thirds of the world population.<text:line-break/> This study aims to analyze the current state of the ETD repositories of the G20 member countries and to describe their characteristics and performance in brief. The major objectives of the study are to analyze the importance of ETD in global context, to find out linkage between Global ETD and ETDs of G20 member’s Countries and comparative scenario of ETD initiatives with respected to NDLTD repositories. By taking in to considerations the findings, at the end of the study, there are some proposals of recommendations to further improve the status of national ETD repositories.<text:line-break/></text:p>
          </table:table-cell>
          <table:table-cell office:value-type="string" calcext:value-type="string">
            <text:p>Sukanta <text:s/>Kumar Patra</text:p>
          </table:table-cell>
          <table:table-cell office:value-type="string" calcext:value-type="string">
            <text:p>skpatra1977@gmail.com</text:p>
          </table:table-cell>
          <table:table-cell office:value-type="string" calcext:value-type="string">
            <text:p>Sukanta <text:s/>Kumar Patra (Vidyasagar College for Women)*</text:p>
          </table:table-cell>
          <table:table-cell office:value-type="string" calcext:value-type="string">
            <text:p>Patra, Sukanta <text:s/>Kumar*</text:p>
          </table:table-cell>
          <table:table-cell office:value-type="string" calcext:value-type="string">
            <text:p>skpatra1977@gmail.com*</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14" calcext:value-type="float">
            <text:p>14</text:p>
          </table:table-cell>
          <table:table-cell office:value-type="string" calcext:value-type="string">
            <text:p>4/18/2024 6:15:13 AM +00:00</text:p>
          </table:table-cell>
          <table:table-cell office:value-type="string" calcext:value-type="string">
            <text:p>7/9/2024 4:59:01 PM +00:00</text:p>
          </table:table-cell>
          <table:table-cell office:value-type="string" calcext:value-type="string">
            <text:p>Managing ETDs in Rajshahi University Central Library : Problems and Possibilities</text:p>
          </table:table-cell>
          <table:table-cell office:value-type="string" calcext:value-type="string">
            <text:p>Access to the Electronics Theses and Dissertations (ETDs) is one of the recently introduced facilities in the academic libraries. Obviously there must be a digital library system to manage the ETDs. Rajshahi University Central Library (RUCL) introduced digital system in the year 2016. It has been trying to establish an ETDs repository and it’s system since then. <text:s/>ETDs repository in RUCL is at it’s primary stage now. It is managed by the D-space software. It is developing day-by-day. But at the same time facing some problems. In this article we will discuss the problem and possibilities of the ETDs management in RUCL.<text:line-break/>Keywords: ETDs Service, Digital Libraries, Institutional Repositories. Theses, Dissertation. <text:line-break/></text:p>
          </table:table-cell>
          <table:table-cell office:value-type="string" calcext:value-type="string">
            <text:p>M A M Mominur Rahman</text:p>
          </table:table-cell>
          <table:table-cell office:value-type="string" calcext:value-type="string">
            <text:p>momin@ru.ac.bd</text:p>
          </table:table-cell>
          <table:table-cell office:value-type="string" calcext:value-type="string">
            <text:p>M A M Mominur Rahman (University of Rajshahi)*</text:p>
          </table:table-cell>
          <table:table-cell office:value-type="string" calcext:value-type="string">
            <text:p>Rahman, M A M Mominur*</text:p>
          </table:table-cell>
          <table:table-cell office:value-type="string" calcext:value-type="string">
            <text:p>momin@ru.ac.bd*</text:p>
          </table:table-cell>
          <table:table-cell office:value-type="string" calcext:value-type="string">
            <text:p>ETD2024 Full Papers Submissions</text:p>
          </table:table-cell>
          <table:table-cell office:value-type="string" calcext:value-type="string">
            <text:p>Institutional Repository Platforms</text:p>
          </table:table-cell>
          <table:table-cell/>
        </table:table-row>
        <table:table-row table:style-name="ro1">
          <table:table-cell office:value-type="float" office:value="15" calcext:value-type="float">
            <text:p>15</text:p>
          </table:table-cell>
          <table:table-cell office:value-type="string" calcext:value-type="string">
            <text:p>4/22/2024 12:39:14 AM +00:00</text:p>
          </table:table-cell>
          <table:table-cell office:value-type="string" calcext:value-type="string">
            <text:p>8/17/2024 1:25:03 PM +00:00</text:p>
          </table:table-cell>
          <table:table-cell office:value-type="string" calcext:value-type="string">
            <text:p>Empowering HRM Professionals: Advancing Research Culture with ETDs in The Chartered Institute of Personnel Management (CIPM), Sri Lanka</text:p>
          </table:table-cell>
          <table:table-cell office:value-type="string" calcext:value-type="string">
            <text:p>Introduction: The Chartered Institute of Personnel Management (CIPM) plays a key role in the professional development of Human Resource Management (HRM) practitioners. To enhance this development, there is a growing recognition of the importance of fostering a culture of advanced research within the HRM community. This study focuses on the utilization of Electronic Theses and Dissertations (ETDs) as a means to empower HRM professionals in CIPM, enabling them to engage in rigorous research practices.<text:line-break/>Objectives: <text:line-break/>•<text:tab/>To assess the current state of research culture among HRM professionals in CIPM<text:line-break/>•<text:tab/>To identify the potential benefits of ETDs in advancing the research culture, and <text:line-break/>•<text:tab/>To provide recommendations for integrating ETDs effectively into the professional development framework in the field of HRM<text:line-break/>Methodology: A mixed-methods approach was employed, starting with a comprehensive literature review to establish the foundation of research culture, the significance of ETDs, and their potential impact on HRM practitioners. This was followed by a survey distributed among a sample of HRM professionals within CIPM to gather insights into their awareness, usage, and perceptions of ETDs. Additionally, qualitative interviews were conducted with HRM leaders to delve deeper into the challenges and opportunities associated with integrating ETDs into professional development.<text:line-break/>Results: The findings reveal a varied kind of utilization of ETDs among HRM professionals in CIPM. While there is a general awareness of ETDs, their full potential in enhancing research skills and knowledge dissemination is yet to be realized. Challenges such as limited access to ETD repositories and inadequate training opportunities were identified. However, respondents expressed enthusiasm for incorporating ETDs into their professional development, higher education activities recognizing the value they hold in expanding their research capabilities and staying updated with current HRM trends.<text:line-break/>Conclusions: In conclusion, this study highlights the importance of advancing research culture among HRM professionals in CIPM through the effective utilization of ETDs. Recommendations include developing tailored training programs on ETD usage, improving access to ETD repositories, and nurturing collaboration between HRM professionals to share research findings. By embracing ETDs, HRM professionals can not only enhance their individual skills but also contribute to the overall knowledge base within the field. This research serves as a call to action for CIPM and similar organizations to prioritize the integration of ETDs into their professional development strategies, ultimately empowering HRM professionals to excel in their roles and drive innovation in the field for the sustainable economy of the country.<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Anushka Earskin (Chartered Institute of Personnel Management); Indika Wijayasriwardana (Chartered Institute of Personnel Management); Heather Fernando (Chartered Institute of Personnel Management)</text:p>
          </table:table-cell>
          <table:table-cell office:value-type="string" calcext:value-type="string">
            <text:p>Perera, Kamani*; Earskin, Anushka; Wijayasriwardana, Indika; Fernando, Heather</text:p>
          </table:table-cell>
          <table:table-cell office:value-type="string" calcext:value-type="string">
            <text:p>kamani@cipmlk.org*; anushka@cipmlk.org; indika@cipmlk.org; heather3304@gmail.com</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16" calcext:value-type="float">
            <text:p>16</text:p>
          </table:table-cell>
          <table:table-cell office:value-type="string" calcext:value-type="string">
            <text:p>4/23/2024 5:19:55 PM +00:00</text:p>
          </table:table-cell>
          <table:table-cell office:value-type="string" calcext:value-type="string">
            <text:p>9/27/2024 9:40:17 PM +00:00</text:p>
          </table:table-cell>
          <table:table-cell office:value-type="string" calcext:value-type="string">
            <text:p>International Visibility of ETDs in Portuguese and in English on a Brazilian Repository</text:p>
          </table:table-cell>
          <table:table-cell office:value-type="string" calcext:value-type="string">
            <text:p>01.<text:tab/>Background and Introduction<text:line-break/><text:line-break/>Portuguese is the 9th most spoken language (4th Western language) in the world according to Berlitz (https://www.berlitz.com/blog/most-spoken-languages-world) or the 8th (4th Western according to Statista (https://www.statista.com/statistics/266808/the-most-spoken-languages-worldwide/). Both numbers mean that Portuguese has a large number of speakers. The Comunidade de Países de Língua Portuguesa (https://www.cplp.org/) lists nine countries that have Portuguese as one of the official languages – Angola (36.7M), Brazil (216.4M), Cape Verde (0.6M), Guinea-Bissau (2.2M), Equatorial Guinea (1.7M), Mozambique (33.9M), Portugual (10.2M), Sao Tome &amp; Principe (0.2M) and Timor-Leste (1.4M). Their populations in 2023 were informed on WorloMeter (https://www.worldometers.info/world-population/population-by-country/). It can easely be observed that Brazil holds 71.3% of the Portuguese speaking population.<text:line-break/><text:line-break/>This work focus on the ETD collection of a university in Brazil. It has offered graduate programs since the early 1960s, when T&amp;D were published in pt, unless a special request was submitted. ETDs had been optional since 2000 and became mandatory in 2002. In 2008, ETDs presented in foreign languages started being accepted without special authorization. The current numbers of ETDs by language are:<text:line-break/><text:line-break/>02.<text:tab/>Objectives<text:line-break/><text:line-break/>The objective of this work is to examine if the patterns of accesses (numbers of accesses and the numbers and languages of the countries where they originated) are different for ETDs in en and in pt.<text:line-break/><text:line-break/>03.<text:tab/>Method<text:line-break/><text:line-break/>This work is based on the analysis of data available on the Institutional Repository and organized in an OA dataset available on the same repository. Data on the dataset are numbers of ETDs and of OA ETDs, average numbers of partitions, numbers of accesses and the countries where they came from. <text:s/><text:line-break/><text:line-break/>The dataset shows that the percentages of ETDs in each language are very different. The percentages of ETDs in en are contained in the interval from little less that 5.0 (2019) to a little over 8.0 (2023). The % of ETDs in en are growing every year, though. Examination of the statistics available on the repository shows that ETDs in en are predominantely in Science &amp; Technology and Economics.<text:line-break/><text:line-break/>For this reason, part of the analysis was based on averages to make up for the differences in numbers. Normalization was also used due to the fact that ETDs are partitioned and the numbers of partitions vary according to the language and to the year. Analysis is also performed on accesses from groups of countries that have either pt or en as one of the official languages. The work contains tables and graphics.<text:line-break/><text:line-break/>04.<text:tab/>Results and Conclusions<text:line-break/><text:line-break/>Most results are not surprising. The first is that accesses from Brazil account for almost 75% to ETDs in pt. The second is that accesses from the US are over 39% to ETDs in en and accesses from countries that have neither language as official are over 35% and over 9%, respectively, for en and pt. The numbers of countries are between 150 and 172 for en and between 194 and 215 for pt; it is important to remark that the numbers of ETDs in pt are over 10 times as big as the corresponding (per year) in en. <text:line-break/><text:line-break/>A surprising result is the number of accesses from pt-speaking countries which were less than 7% for ETDs in pt. A not so surprising result is that in the five years of observation the average numbers of accesses are different for both languages but ETDs in pt had two to three times the average numbers of accesses when compared to the works in en. <text:line-break/> <text:line-break/>There are differences in the patterns of accesses in the two sets. The percentages of accesses from Brazil are significant even to works in en. This is easy to explain due to the fact that the university is in Brazil. The other difference comes from the fact that ETDs in en are mostly in S&amp;T and Economics, and there are many repositories in these areas offering works in en.</text:p>
          </table:table-cell>
          <table:table-cell office:value-type="string" calcext:value-type="string">
            <text:p>Ana M B Pavani</text:p>
          </table:table-cell>
          <table:table-cell office:value-type="string" calcext:value-type="string">
            <text:p>apavani@puc-rio.br</text:p>
          </table:table-cell>
          <table:table-cell office:value-type="string" calcext:value-type="string">
            <text:p>Ana M B Pavani (Pontifícia Universidade Católica do Rio de Janeiro)*</text:p>
          </table:table-cell>
          <table:table-cell office:value-type="string" calcext:value-type="string">
            <text:p>Pavani, Ana M B*</text:p>
          </table:table-cell>
          <table:table-cell office:value-type="string" calcext:value-type="string">
            <text:p>apavani@puc-rio.br*</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18" calcext:value-type="float">
            <text:p>18</text:p>
          </table:table-cell>
          <table:table-cell office:value-type="string" calcext:value-type="string">
            <text:p>4/24/2024 11:04:38 AM +00:00</text:p>
          </table:table-cell>
          <table:table-cell office:value-type="string" calcext:value-type="string">
            <text:p>7/9/2024 5:00:52 PM +00:00</text:p>
          </table:table-cell>
          <table:table-cell office:value-type="string" calcext:value-type="string">
            <text:p>Nurturing Advanced Research Culture among Medical Practitioners through ETDs: A case study from University of Kelaniya, Sri Lanka</text:p>
          </table:table-cell>
          <table:table-cell office:value-type="string" calcext:value-type="string">
            <text:p>Introduction: In the context of the Faculty of Medicine at the University of Kelaniya, Sri Lanka, electronic theses and dissertations (ETDs) play a pivotal role in fostering an advanced research culture among medical practitioners. This study delineates the multifaceted contributions of ETDs across various academic programs, including the Master of Public Health (MPH), BSc Degree in Speech and Hearing Sciences, BSc Degree in Occupational Therapy, and PhD dissertations from the Molecular Medicine Unit.<text:line-break/>Purpose of the Present Study: The aims of the present study were to highlight the significance of ETDs in advancing medical research data and showcase the diverse applications of ETDs across different academic programs at the Faculty of Medicine. <text:line-break/>Methodology: A comprehensive review of ETDs produced by students across various academic programs within the Faculty of Medicine at the University of Kelaniya was conducted. The review encompassed ETDs from the MPH program, BSc Degree programs in Speech and Hearing Sciences and Occupational Therapy, and PhD dissertations from the Molecular Medicine Unit. Data were analyzed to identify key themes, contributions, and impacts of ETDs on healthcare services and research activities.<text:line-break/>The Master of Public Health (MPH) program equips students with evidence-based approaches to promote health and prevent diseases, with ETDs contributing substantially to evidence-based public health interventions and policy formulation. PhD dissertations from the Molecular Medicine Unit provide consultancy services in Molecular Diagnosis and DNA typing and engage in research on infectious/vector-borne diseases and genetic diseases, thereby enhancing healthcare services in Sri Lanka. Importantly, it was noticed that the students of the BSc Degree program in Speech and Hearing Sciences produce compact discs (CDs) rather than ETDs. The BSc Degree program in Occupational Therapy commenced only two years ago and has not yet produced any theses.<text:line-break/>Discussion: The findings from this research highlight the significant contributions of various academic programs to the field of public health and healthcare services in Sri Lanka. Each program plays a crucial role in advancing health-related knowledge, practices, and policies. The MPH program emphasizes evidence-based approaches to health promotion and disease prevention, equipping students with critical skills. Their ETDs contribute substantially to public health interventions and policy formulation, enhancing the effectiveness of interventions and policies at both local and national levels. PhD dissertations from the Molecular Medicine Unit illustrate the program's pivotal role in advancing healthcare services through specialized research and consultancy, directly enhancing healthcare delivery. In contrast, the BSc Degree program in Speech and Hearing Sciences has been producing CDs rather than ETDs, hindering accessibility and dissemination of research findings. Transitioning to ETDs could facilitate interdisciplinary research and collaboration. The BSc Degree program in Occupational Therapy, established only two years ago, has not yet produced any theses. Adopting the practice of producing ETDs from the outset would ensure that student research contributes to the global body of knowledge in occupational therapy and aids in developing evidence-based practices. ETDs serve as catalysts in identifying potential opportunities for collaborative research endeavors, driving innovative solutions despite financial constraints.<text:line-break/>Conclusion:It is imperative to encourage the initiation of ETD production for newly established degree programs that have not yet commenced research activities. Transitioning from CDs to ETDs is highly recommended to amplify the impact and accessibility of student research outputs.<text:line-break/>The widespread adoption of ETDs in all Faculty of Medicine programs is crucial for promoting interdisciplinary research, fostering partnerships, and innovating health <text:s/>care solution<text:line-break/></text:p>
          </table:table-cell>
          <table:table-cell office:value-type="string" calcext:value-type="string">
            <text:p>Lanka Ranaweera</text:p>
          </table:table-cell>
          <table:table-cell office:value-type="string" calcext:value-type="string">
            <text:p>lanka@kln.ac.lk</text:p>
          </table:table-cell>
          <table:table-cell office:value-type="string" calcext:value-type="string">
            <text:p>Lanka Ranaweera (Faculty of Medicine, University of Kelaniya)*</text:p>
          </table:table-cell>
          <table:table-cell office:value-type="string" calcext:value-type="string">
            <text:p>Ranaweera, Lanka*</text:p>
          </table:table-cell>
          <table:table-cell office:value-type="string" calcext:value-type="string">
            <text:p>lanka@kln.ac.lk*</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22" calcext:value-type="float">
            <text:p>22</text:p>
          </table:table-cell>
          <table:table-cell office:value-type="string" calcext:value-type="string">
            <text:p>4/25/2024 10:08:49 PM +00:00</text:p>
          </table:table-cell>
          <table:table-cell office:value-type="string" calcext:value-type="string">
            <text:p>7/9/2024 5:01:09 PM +00:00</text:p>
          </table:table-cell>
          <table:table-cell office:value-type="string" calcext:value-type="string">
            <text:p>Examining the Cultural and Institutional Factors Impacting ETD Visibility in Zambia: Policy and Practice Implications</text:p>
          </table:table-cell>
          <table:table-cell office:value-type="string" calcext:value-type="string">
            <text:p>This study delves into the cultural and institutional factors influencing the visibility of Electronic Theses and Dissertations (ETDs) in Zambia and their implications for policy and practice. Employing a mixed-methods research design comprising surveys, interviews, and document analysis, the research seeks to illuminate the multifaceted landscape surrounding ETD accessibility. The findings of this study unveil a nuanced understanding of the challenges and opportunities in the Zambian context. They reveal a complex interplay of cultural attitudes towards digital scholarship, institutional infrastructures, technological literacy, and policy frameworks shaping the accessibility of ETDs. Furthermore, the study uncovers significant barriers hindering the dissemination and utilization of ETDs beyond academia. These barriers include limited digital infrastructure, inadequate institutional support, and prevailing cultural norms favouring traditional forms of knowledge dissemination. The implications of these findings underscore the need for targeted policy interventions and institutional reforms aimed at fostering a culture of open access and digital scholarship in Zambia. By addressing these cultural and institutional challenges, Zambia can harness the full potential of ETDs as valuable resources for education, research, and socioeconomic development.<text:line-break/><text:line-break/>KEYWORDS: Digital Repositories, Resource accessibility, Research visibility<text:line-break/></text:p>
          </table:table-cell>
          <table:table-cell office:value-type="string" calcext:value-type="string">
            <text:p>MPUNDU CHILONGA</text:p>
          </table:table-cell>
          <table:table-cell office:value-type="string" calcext:value-type="string">
            <text:p>chilongampundu@gmail.com</text:p>
          </table:table-cell>
          <table:table-cell office:value-type="string" calcext:value-type="string">
            <text:p>MPUNDU CHILONGA (KWAME NKRUMAH UNIVERSITY)*; CECILIA KASONDE (KWAME NKRUMAH UNIVERSITY); CHEWE MUMBA (KWAME NKRUMAH UNIVERSITY)</text:p>
          </table:table-cell>
          <table:table-cell office:value-type="string" calcext:value-type="string">
            <text:p>CHILONGA, MPUNDU*; KASONDE, CECILIA; MUMBA, CHEWE</text:p>
          </table:table-cell>
          <table:table-cell office:value-type="string" calcext:value-type="string">
            <text:p>chilongampundu@gmail.com*; kasondececiliac@gmail.com; mumbachewe77@gmail.com</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23" calcext:value-type="float">
            <text:p>23</text:p>
          </table:table-cell>
          <table:table-cell office:value-type="string" calcext:value-type="string">
            <text:p>4/26/2024 4:56:12 PM +00:00</text:p>
          </table:table-cell>
          <table:table-cell office:value-type="string" calcext:value-type="string">
            <text:p>9/28/2024 1:20:34 AM +00:00</text:p>
          </table:table-cell>
          <table:table-cell office:value-type="string" calcext:value-type="string">
            <text:p>Do More Complete Dissertations’ Metadata Get More Engagement?</text:p>
          </table:table-cell>
          <table:table-cell office:value-type="string" calcext:value-type="string">
            <text:p>This study investigates the role of metadata quality in Electronic Theses and Dissertations (ETDs), focusing on its completeness and its impact on discoverability and user engagement within institutional repositories (IRs). Using DSpace@MIT as a case study, the current research analyzed 22,276 doctoral dissertations to assess metadata completeness and its correlation with the number of views and downloads. Various metadata fields and usage statistics were extracted for detailed analysis. The study identified a moderate positive correlation between the number of unique metadata fields and both the Department Views Ratio (DVR) and Department Download Ratio (DDR), suggesting that enhanced metadata can improve the visibility and accessibility of dissertations. Additionally, the length of abstracts is positively correlated with engagement metrics. In contrast, title length does not significantly influence the visibility. These findings showed the importance of high-quality metadata in enhancing the discoverability of ETDs.</text:p>
          </table:table-cell>
          <table:table-cell office:value-type="string" calcext:value-type="string">
            <text:p>Behrooz B. Rasuli</text:p>
          </table:table-cell>
          <table:table-cell office:value-type="string" calcext:value-type="string">
            <text:p>Rasuli9@gmail.com</text:p>
          </table:table-cell>
          <table:table-cell office:value-type="string" calcext:value-type="string">
            <text:p>Behrooz B. Rasuli (Iranian Research Institute for Information Science and Technology (IranDoc))*; Michael <text:s/>Boock (Oregon State University); Joachim Schöpfel (University of Lille); Brenda Van Wyk (University of Pretoria)</text:p>
          </table:table-cell>
          <table:table-cell office:value-type="string" calcext:value-type="string">
            <text:p>Rasuli, Behrooz B.*; Boock, Michael ; Schöpfel, Joachim; Van Wyk, Brenda</text:p>
          </table:table-cell>
          <table:table-cell office:value-type="string" calcext:value-type="string">
            <text:p>Rasuli9@gmail.com*; michael.boock@oregonstate.edu; joachim.schopfel@uni-lille.fr; brenda.vanwyk@up.ac.za</text:p>
          </table:table-cell>
          <table:table-cell office:value-type="string" calcext:value-type="string">
            <text:p>ETD2024 Full Papers Submissions</text:p>
          </table:table-cell>
          <table:table-cell office:value-type="string" calcext:value-type="string">
            <text:p>Institutional Repository Platforms</text:p>
          </table:table-cell>
          <table:table-cell/>
        </table:table-row>
        <table:table-row table:style-name="ro1">
          <table:table-cell office:value-type="float" office:value="28" calcext:value-type="float">
            <text:p>28</text:p>
          </table:table-cell>
          <table:table-cell office:value-type="string" calcext:value-type="string">
            <text:p>5/4/2024 3:55:13 AM +00:00</text:p>
          </table:table-cell>
          <table:table-cell office:value-type="string" calcext:value-type="string">
            <text:p>7/9/2024 5:02:50 PM +00:00</text:p>
          </table:table-cell>
          <table:table-cell office:value-type="string" calcext:value-type="string">
            <text:p>Determining the factors influencing the utilization of open source digital repository software in the preservation of ETDs in academic libraries in Bangladesh</text:p>
          </table:table-cell>
          <table:table-cell office:value-type="string" calcext:value-type="string">
            <text:p>Problem/motivation/goal:<text:line-break/>This article aims to identify the variables that affect the use of open source digital repository software (DRS) for ETD preservation in academic libraries of Bangladesh. Additionally, the study examines the compliance difficulties with standards and protocols, such as metadata, WebDAV, OpenSearch, OpenURL, RSS, ATOM, OpenArchives Initiative (OAI)-PMH, OAI-ORE, SWORD, and WebDAV, for access, ingest, and export while using open source DRS. The link between technical and financial aspects of employing DRS is also covered in the study. <text:line-break/><text:line-break/>Methodology/approach:<text:line-break/>The current investigation would employ a quantitative methodology. Academic librarians in Bangladesh will be given a structured questionnaire to complete in order to meet the study goals. The instrument will be shared on a number of forums, email groups, and mailing lists for libraries. There will be three portions to the instrument (A, B, and C). The respondents' demographic information is in Section A. The questions in Section B dealt with aspects of employing DRS to preserve ETDs. Questions about complaints about employing DRS will be found in Section C. The degree of each question will be determined using a 7-point Likert scale. Descriptive statistics will be used to examine the gathered data. A statistical significance test will be utilized in addition to descriptive statistics to examine the connection between technical and economic factors of using DRS. <text:line-break/><text:line-break/>Objectives<text:line-break/>The main objective of the present study is to explore the factors and usage of open source DRS. <text:line-break/>The present study attempts to ascertain the following objectives:<text:line-break/>1.<text:tab/>To determine the factor of using DRS in the preservation of ETD’s.<text:line-break/>2.<text:tab/>To know the complaints about using DRS for the preservation of ETDs.<text:line-break/><text:line-break/>Research Questions<text:line-break/>RQ1. What is the level of factors influencing the usage of open source DRS by academic<text:line-break/>libraries in Bangladesh?<text:line-break/>RQ2. What is the relationship between the variables, multiple factors, and the usage of open source DRS?<text:line-break/>RQ3. What are the complaint issues that are adhered to by the academic institutions in Bangladesh?<text:line-break/><text:line-break/>Anticipated results:<text:line-break/>Despite the advantages of open source DRS of capturing and ingest of ETDs, including metadata about materials, easy access to the ETDs both by listing and searching and long-term preservation of the ETDs, it has some drawback too which are- flat file and metadata structure, poor user interface, lack of scalability and extensibility, limited API, limited metadata features, limited reporting capabilities and lack of support for linked data. Overcoming all the barriers the use of open source DRS has been increasing day by day in Bangladesh. <text:line-break/><text:line-break/>The majority of open-source DRS are functional in nature, and their base URL is OAI-PMH. DSpace continues to be the program of choice for DRS content management. The majority of DRS do not have rules in place for content control. The majority of DRS do not provide usage data, and English continues to be a priority language for the material scattered among them. Web 2.0 tools are included in a considerable number of IRs, with RSS being the most used Web 2.0 tool. Sizable portions of IRs have not altered their user interface. The interface of the majority of IRs is bilingual.<text:line-break/><text:line-break/>According to Crow (2002) and Rahman (2015), DRS in Bangladesh essentially began as a portion of the institution's digital repository, which is defined as "[...] a digital archive of the intellectual product created by the faculty, research staff, and students of an institution and accessible to end-users both within and outside of the institution, with few if any barriers to access." Open source software was chosen by academic libraries for their institutional repositories and comprehensive digital library platforms. In Bangladeshi libraries, computerization and digitalization have gained significant traction in the last twenty years, which is an amazing accomplishment (Rahman et al, 2015). <text:line-break/><text:line-break/></text:p>
          </table:table-cell>
          <table:table-cell office:value-type="string" calcext:value-type="string">
            <text:p>Dr. Md. Zillur Rahman</text:p>
          </table:table-cell>
          <table:table-cell office:value-type="string" calcext:value-type="string">
            <text:p>zrahman@aust.edu</text:p>
          </table:table-cell>
          <table:table-cell office:value-type="string" calcext:value-type="string">
            <text:p>Dr. Md. Zillur Rahman (Ahsanullah University of Science and Technology)*</text:p>
          </table:table-cell>
          <table:table-cell office:value-type="string" calcext:value-type="string">
            <text:p>Rahman, Dr. Md. Zillur*</text:p>
          </table:table-cell>
          <table:table-cell office:value-type="string" calcext:value-type="string">
            <text:p>zrahman@aust.edu*</text:p>
          </table:table-cell>
          <table:table-cell office:value-type="string" calcext:value-type="string">
            <text:p>ETD2024 Full Papers Submissions</text:p>
          </table:table-cell>
          <table:table-cell office:value-type="string" calcext:value-type="string">
            <text:p>Institutional Repository Platforms</text:p>
          </table:table-cell>
          <table:table-cell/>
        </table:table-row>
        <table:table-row table:style-name="ro1">
          <table:table-cell office:value-type="float" office:value="29" calcext:value-type="float">
            <text:p>29</text:p>
          </table:table-cell>
          <table:table-cell office:value-type="string" calcext:value-type="string">
            <text:p>5/6/2024 8:34:15 AM +00:00</text:p>
          </table:table-cell>
          <table:table-cell office:value-type="string" calcext:value-type="string">
            <text:p>7/9/2024 5:03:05 PM +00:00</text:p>
          </table:table-cell>
          <table:table-cell office:value-type="string" calcext:value-type="string">
            <text:p>Designing a plan for sharing ETD among the University Libraries in Bangladesh</text:p>
          </table:table-cell>
          <table:table-cell office:value-type="string" calcext:value-type="string">
            <text:p>Purpose – ETDs have a great impact on exploring higher education in all higher educational institutions of the world. Sharing of ETDs among the universities can prevent repetition of research and guide new research direction. <text:s/>It assures in averting plagiarism, controlling theft and copyright of one’s intellectual property. Hence, the purpose of this research is to design a plan for sharing ETD among the University Libraries in Bangladesh within the existing consortium and networking and resource sharing framework.<text:line-break/><text:line-break/>Design/methodology/approach – This study uses both qualitative and quantitative approaches along with review of related literature. This paper begins with an overview of consortium and networking and resource sharing framework currently being employed by the university libraries of Bangladesh in electronic and digital platforms. It moved into a discussion of necessity of consortium and networking and resource sharing among the libraries as a whole and particularly in higher education. It closes by stressing a suitable model plan for developing countries like Bangladesh. <text:line-break/><text:line-break/>Data has been collected through survey questionnaire. The conceptual and textual information related to the present study have been collected from primary and secondary sources of information such as books, journals, magazines, newspapers, conference proceedings, official documents, and unpublished sources. Websites of the sampled University Libraries have also been used for collecting information. Literature has been reviewed and extraction has been presented in the form of figure and tables. After processing and analysis of the data, appropriate physical meaning and interpretation to the numerical results in real life given for each of the Table and Figures.<text:line-break/><text:line-break/>Findings – The study reveals that ETDs have a great role in disseminating knowledge among the academic communities. ETDs can be shared and impart in academic community locating any corner of the world. In such a paradox, no standard University Consortium has been built in Bangladesh since the independence in 1971. Several initiatives were taken by different organization including University Grants Commission (UGC), BANSDOC and universities individually but failed due to administrative skills and national guidelines. In case of university library consortium the situation is worse than other research organizations. <text:s/>There was no library consortium in Bangladesh before 2007. In 2006, an initiative was taken by the UGC of Bangladesh to form a Digital Resource Consortium for university libraries in Bangladesh for sharing integrated library resources including e-resources and computer database (Uddin &amp; Chowdhury, 2006, p. 490-3, Uddin, 2009, p. 196). In 2007, one consortium formed in Bangladesh was named Bangladesh INASP-PERI Consortium (BIPC), presently LiCoB with the participation of major public and private universities and a few research institutions under the guidance and supervision of Bangladesh Academy of Sciences (Uddin, 2009, p.196). Digital Archive on Agricultural Theses and Journal (DAATJ) found only established network in Bangladesh. <text:s/>In 2009 UGC has formed UDL consortium under HEQEP to provide electronic resources among the universities with the financial support of World Bank. <text:s text:c="2"/><text:line-break/><text:line-break/>Research limitations/implications – There are around 172 universities in Bangladesh now. Data collections from these universities are important to come in any concrete conclusion. The study depends on questionnaire on selected public and private universities only. <text:s/><text:line-break/><text:line-break/>Practical implications – This study divulges a simple and cost effective Model Plan to implement within the existing framework of resource sharing to support in the digital environment. The research findings will direct the students of Library and Information Science, Faculty Members, and Policy Makers in further decision making and research. <text:line-break/><text:line-break/></text:p>
          </table:table-cell>
          <table:table-cell office:value-type="string" calcext:value-type="string">
            <text:p>Dr. Md. Zillur Rahman</text:p>
          </table:table-cell>
          <table:table-cell office:value-type="string" calcext:value-type="string">
            <text:p>zrahman@aust.edu</text:p>
          </table:table-cell>
          <table:table-cell office:value-type="string" calcext:value-type="string">
            <text:p>Dr. Md. Zillur Rahman (Ahsanullah University of Science and Technology)*</text:p>
          </table:table-cell>
          <table:table-cell office:value-type="string" calcext:value-type="string">
            <text:p>Rahman, Dr. Md. Zillur*</text:p>
          </table:table-cell>
          <table:table-cell office:value-type="string" calcext:value-type="string">
            <text:p>zrahman@aust.edu*</text:p>
          </table:table-cell>
          <table:table-cell office:value-type="string" calcext:value-type="string">
            <text:p>ETD2024 Full Papers Submissions</text:p>
          </table:table-cell>
          <table:table-cell office:value-type="string" calcext:value-type="string">
            <text:p>General Isssues Related to ETDs</text:p>
          </table:table-cell>
          <table:table-cell/>
        </table:table-row>
        <table:table-row table:style-name="ro1">
          <table:table-cell office:value-type="float" office:value="30" calcext:value-type="float">
            <text:p>30</text:p>
          </table:table-cell>
          <table:table-cell office:value-type="string" calcext:value-type="string">
            <text:p>5/6/2024 8:39:16 AM +00:00</text:p>
          </table:table-cell>
          <table:table-cell office:value-type="string" calcext:value-type="string">
            <text:p>7/9/2024 5:04:26 PM +00:00</text:p>
          </table:table-cell>
          <table:table-cell office:value-type="string" calcext:value-type="string">
            <text:p>ETDs in Ensuring Quality Education for Economic Growth to Achieve Sustainable Development Goals (SDGs): <text:s/>Experience of SAARC Countries</text:p>
          </table:table-cell>
          <table:table-cell office:value-type="string" calcext:value-type="string">
            <text:p>The purpose of this paper is to illustrate trend of economic growth, supply of skilled manpower, to find a correlation between them and role of ETDs in producing human capital who will meet the demand of SDGs among the SAARC Countries: Afghanistan, Bangladesh, Bhutan, India, Maldives, Nepal, Pakistan, and Sri Lanka. The paper describes also ETD as an element of research and higher studies, and its importance, nature, platform and initiatives in innovation to achieve SDGs. <text:line-break/><text:line-break/>The main objectives of this paper is to find –<text:line-break/>a.<text:tab/>New role of libraries due to Agenda 2030 of UN around the world ;<text:line-break/>b.<text:tab/>Contribution of Open content provided by UN Research4Life initiatives;<text:line-break/>c.<text:tab/>Role of ETDs and NDLTDs around the world;<text:line-break/>d.<text:tab/>Accelerating economic growth in SAARC countries ensuring quality education and skilled manpower through using ETDs and NDLTDs;<text:line-break/>e.<text:tab/>Recommends to overcome all barriers in implementation these two goals.<text:line-break/><text:line-break/>Access to information was recognized as a priority in SDG 16 (target 16.10): ensuring public access to information and safeguarding fundamental freedoms in compliance with national legislation and international agreements. Culture (target 11.4), climate literacy (SDG-13) and ICT (target 5b, 9c, 17.8) have also been included in the SDGs. And universal literacy is recognized in the vision for the UN 2030 Agenda. <text:line-break/><text:line-break/>Obtaining a quality education (QE) is the foundation to creating sustainable development (SD). In addition to improving quality of life, access to inclusive education can help equip locals with the tools required to develop innovative solutions to the world’s greatest problems (United Nations, 2015). Without having a QE no economic growth is possible. To provide QE, ETDs have a great role. ETDs provide access to new scholarly knowledge, scientific publications and valuable information to accelerate innovation in SD. This research expects to reveal the impacts of ETDs in QE, innovation in SD in SAARC countries. Describes the SDGs and initiatives for creating a livable world for all. <text:line-break/><text:line-break/>Methodology<text:line-break/>The paper is qualitative in nature. In order to highlight the importance of ETDs as a part of quality education in SAARC countries, data were collected from the following sources: United Nations, World Bank Databank, World Development Indicators, World Economic Forum, International Monetary Fund (IMF) and similar organizations. In addition, national portals of the concerned countries, current literature, research and personal initiatives have been included as well.<text:line-break/><text:line-break/>Expected results<text:tab/><text:line-break/>Existing research in Library and Information Science is relevant to individual SDGs serves as a link between them. Similarly SDGs focus new sites for empirical as well as inviting innovation in Library and Information Science’s contribution to SD debates. ETDs are importance tools for scholarly communication (SC) and innovation. ETDs are becoming one of the vital elements and have been creating significant impact on the creation of new knowledge, dissemination and prevent repetition in research arena. The SAARC countries are growing economies. However, education and human development are slower in comparison to developed nations. Rate of new technology adaptation are also comparatively slower than developed countries. “The results and recommendations contained in the paper should be of interest to authors, policy makers, funding agencies and information professionals in both developing and developed countries (Chan &amp; Costa, 2005).”<text:line-break/><text:line-break/>Conclusion<text:line-break/>SD depends on the success of 17 SDGs which are dependent on each other. Success on one goal individually brings no achievement in overall mankind. To this end ensuring quality education to sustainable economic growth is utmost important and role of ETDs is inevitable. <text:line-break/></text:p>
          </table:table-cell>
          <table:table-cell office:value-type="string" calcext:value-type="string">
            <text:p>Dr. Md. Zillur Rahman</text:p>
          </table:table-cell>
          <table:table-cell office:value-type="string" calcext:value-type="string">
            <text:p>zrahman@aust.edu</text:p>
          </table:table-cell>
          <table:table-cell office:value-type="string" calcext:value-type="string">
            <text:p>Dr. Md. Zillur Rahman (Ahsanullah University of Science and Technology)*</text:p>
          </table:table-cell>
          <table:table-cell office:value-type="string" calcext:value-type="string">
            <text:p>Rahman, Dr. Md. Zillur*</text:p>
          </table:table-cell>
          <table:table-cell office:value-type="string" calcext:value-type="string">
            <text:p>zrahman@aust.edu*</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31" calcext:value-type="float">
            <text:p>31</text:p>
          </table:table-cell>
          <table:table-cell office:value-type="string" calcext:value-type="string">
            <text:p>5/6/2024 9:28:11 AM +00:00</text:p>
          </table:table-cell>
          <table:table-cell office:value-type="string" calcext:value-type="string">
            <text:p>7/9/2024 5:04:46 PM +00:00</text:p>
          </table:table-cell>
          <table:table-cell office:value-type="string" calcext:value-type="string">
            <text:p>Optimizing University Operations: Implementing AI-Powered Chatbot Assistance at Copperbelt University</text:p>
          </table:table-cell>
          <table:table-cell office:value-type="string" calcext:value-type="string">
            <text:p>Sub-Theme: Artificial Intelligence, generative technologies and Education<text:line-break/> <text:s text:c="19"/>Mode of presentation: Oral<text:line-break/>Abstract: <text:line-break/>Using artificial intelligence in the form of Chabot assistance, Copperbelt University can transform its organizational structure and provide innovative solutions to various challenges in the education sector. The implementation of AI-based Chabot assistance services by the Copperbelt University can provide a case study for researchers to understand the potential benefits and effects of incorporating next-generation technologies in educational institution. The title, "Improving University Operations: Implementing AI-Powered Chabot Assistance at Copperbelt University," is important and interesting to researchers as it explores the intersection between artificial intelligence, production technologies, and education. By examining the impact of AI Chabot assistance in university settings, researchers will gain a deeper understanding of how technology can be used to drive innovation and productivity in Higher Education. This article is based on the theme of the conference on Artificial Intelligence, Generative Technology and Education by showing the practical use of artificial intelligence in university work. By demonstrating the benefits of implementing AI Chabot assistance at a Copperbelt University, this study contributes to a broader discussion of how technology is transforming the education sector and improving the learning experience for students and staff.<text:line-break/>Keywords: AI-Powered Chabot, University Operations, Artificial Intelligence, Generative Technologies, Innovation.<text:line-break/></text:p>
          </table:table-cell>
          <table:table-cell office:value-type="string" calcext:value-type="string">
            <text:p>keegan chiyesu</text:p>
          </table:table-cell>
          <table:table-cell office:value-type="string" calcext:value-type="string">
            <text:p>keeganchiyesu@gmail.com</text:p>
          </table:table-cell>
          <table:table-cell office:value-type="string" calcext:value-type="string">
            <text:p>keegan chiyesu (Copperbelt university)*</text:p>
          </table:table-cell>
          <table:table-cell office:value-type="string" calcext:value-type="string">
            <text:p>chiyesu, keegan*</text:p>
          </table:table-cell>
          <table:table-cell office:value-type="string" calcext:value-type="string">
            <text:p>keeganchiyesu@gmail.com*</text:p>
          </table:table-cell>
          <table:table-cell office:value-type="string" calcext:value-type="string">
            <text:p>ETD2024 Full Papers Submissions</text:p>
          </table:table-cell>
          <table:table-cell office:value-type="string" calcext:value-type="string">
            <text:p>ETD Policies and Practices</text:p>
          </table:table-cell>
          <table:table-cell/>
        </table:table-row>
        <table:table-row table:style-name="ro1">
          <table:table-cell office:value-type="float" office:value="32" calcext:value-type="float">
            <text:p>32</text:p>
          </table:table-cell>
          <table:table-cell office:value-type="string" calcext:value-type="string">
            <text:p>5/6/2024 9:34:08 AM +00:00</text:p>
          </table:table-cell>
          <table:table-cell office:value-type="string" calcext:value-type="string">
            <text:p>7/9/2024 5:04:54 PM +00:00</text:p>
          </table:table-cell>
          <table:table-cell office:value-type="string" calcext:value-type="string">
            <text:p>Assessing the Impact of Google Classroom on Teaching and Learning Management at Copperbelt University</text:p>
          </table:table-cell>
          <table:table-cell office:value-type="string" calcext:value-type="string">
            <text:p>Sub-Theme: Artificial Intelligence, generative technologies and Education<text:line-break/> <text:s text:c="19"/>Mode of presentation: Oral<text:line-break/>Abstract:<text:line-break/>This paper investigates a comprehensive evaluation of the impact of Google Classroom on the dynamics of teaching and learning in the context of Copperbelt University. The title covers the journey beyond traditional smart classrooms, indicating a shift to digitally mediated educational environments. By exploring the complexities of Google Classroom integration, the research makes an important contribution to the discourse of educational technology and its impact on academic institutions.<text:line-break/>This title is of great value and inspiration to researchers as it focuses on the use of widely used educational technologies to demonstrate their practical and effective outcomes in global education. It focuses on key issues related to the integration of digital tools in higher education and provides evidence on teaching methods, student engagement and overall learning outcomes.<text:line-break/>This presentation is related to the conference sub-theme Artificial Intelligence, Generative Technologies and Education. It offers a nuanced study of how AI-powered platforms like Google Classroom can improve teaching practice. It explores how such technologies facilitate personalized learning experiences, automate administrative tasks and promote collaboration between students and teachers. In addition, the possibilities of reproductive technologies to change traditional teaching paradigms and adapt to different learning needs in today's educational environments are discussed.<text:line-break/>Keywords: Google Classroom, Teaching and Learning Management, Artificial Intelligence, Generative Technologies, Higher Education.<text:line-break/></text:p>
          </table:table-cell>
          <table:table-cell office:value-type="string" calcext:value-type="string">
            <text:p>keegan chiyesu</text:p>
          </table:table-cell>
          <table:table-cell office:value-type="string" calcext:value-type="string">
            <text:p>keeganchiyesu@gmail.com</text:p>
          </table:table-cell>
          <table:table-cell office:value-type="string" calcext:value-type="string">
            <text:p>keegan chiyesu (Copperbelt university)*</text:p>
          </table:table-cell>
          <table:table-cell office:value-type="string" calcext:value-type="string">
            <text:p>chiyesu, keegan*</text:p>
          </table:table-cell>
          <table:table-cell office:value-type="string" calcext:value-type="string">
            <text:p>keeganchiyesu@gmail.com*</text:p>
          </table:table-cell>
          <table:table-cell office:value-type="string" calcext:value-type="string">
            <text:p>ETD2024 Full Papers Submissions</text:p>
          </table:table-cell>
          <table:table-cell office:value-type="string" calcext:value-type="string">
            <text:p>ETDs and e-Infrastructures</text:p>
          </table:table-cell>
          <table:table-cell/>
        </table:table-row>
        <table:table-row table:style-name="ro1">
          <table:table-cell office:value-type="float" office:value="35" calcext:value-type="float">
            <text:p>35</text:p>
          </table:table-cell>
          <table:table-cell office:value-type="string" calcext:value-type="string">
            <text:p>5/16/2024 9:27:09 AM +00:00</text:p>
          </table:table-cell>
          <table:table-cell office:value-type="string" calcext:value-type="string">
            <text:p>7/9/2024 5:05:14 PM +00:00</text:p>
          </table:table-cell>
          <table:table-cell office:value-type="string" calcext:value-type="string">
            <text:p>Research Data Management Repositories with Special Reference to Social Science in India: An Initiative </text:p>
          </table:table-cell>
          <table:table-cell office:value-type="string" calcext:value-type="string">
            <text:p><text:line-break/><text:line-break/><text:line-break/>Abstract<text:line-break/> The digital revolution left a deep impact on the modern age. We, the conveyers of information and knowledge, are greatly attached to its pros and cons.. It provides various kinds of users to satiate their different purposes. Academic institutions, particularly universities, have increasingly acknowledged that an organizational digital archive is a necessary infrastructure for scholarly publication in this digital publishing age. Research data management has many benefits for scientific research, such as facilitating research and verification, promoting scientific communication and understanding, and facilitating long-term data storage. This project is sponsored by the Ministry of Statistics and Program Implementation, Government of India. This study employs the systematic approach of questionnaire method was adopted to collect the data and work has been started. <text:s/><text:line-break/><text:line-break/></text:p>
          </table:table-cell>
          <table:table-cell office:value-type="string" calcext:value-type="string">
            <text:p>madaiah M Krishnamurthy</text:p>
          </table:table-cell>
          <table:table-cell office:value-type="string" calcext:value-type="string">
            <text:p>krish@isibang.ac.in</text:p>
          </table:table-cell>
          <table:table-cell office:value-type="string" calcext:value-type="string">
            <text:p>madaiah M Krishnamurthy (Indian Statistical Institute )*</text:p>
          </table:table-cell>
          <table:table-cell office:value-type="string" calcext:value-type="string">
            <text:p>Krishnamurthy, madaiah M*</text:p>
          </table:table-cell>
          <table:table-cell office:value-type="string" calcext:value-type="string">
            <text:p>krish@isibang.ac.in*</text:p>
          </table:table-cell>
          <table:table-cell office:value-type="string" calcext:value-type="string">
            <text:p>ETD2024 Full Papers Submissions</text:p>
          </table:table-cell>
          <table:table-cell office:value-type="string" calcext:value-type="string">
            <text:p>ETDs and Research Data</text:p>
          </table:table-cell>
          <table:table-cell/>
        </table:table-row>
        <table:table-row table:style-name="ro1">
          <table:table-cell office:value-type="float" office:value="36" calcext:value-type="float">
            <text:p>36</text:p>
          </table:table-cell>
          <table:table-cell office:value-type="string" calcext:value-type="string">
            <text:p>5/16/2024 4:27:20 PM +00:00</text:p>
          </table:table-cell>
          <table:table-cell office:value-type="string" calcext:value-type="string">
            <text:p>7/9/2024 5:05:31 PM +00:00</text:p>
          </table:table-cell>
          <table:table-cell office:value-type="string" calcext:value-type="string">
            <text:p>The case study analysis of the realignment of the repository WIReDSpace </text:p>
          </table:table-cell>
          <table:table-cell office:value-type="string" calcext:value-type="string">
            <text:p>Introduction and Background<text:line-break/>The project for realignment was aimed at the improvement of the ingestion, preservation, discovery, and dissemination of the content. Discovery of ETDs is highlighted as the priority. The case study will share the objectives of the repository alignment project which encompassed the following dimensions: General overview of the operational method that was followed throughout the process. Overall assessment of the status of the repository and identification of strengths and weaknesses.<text:line-break/><text:line-break/>Objectives<text:line-break/>Revamping the repository's structure to align with the university's academic organogram. Moving and mapping content from random old collections to where they belong in the revamped structure. <text:line-break/><text:line-break/>Methods<text:line-break/>This case study will also discuss how global visibility will be achieved by the restructuring of WIReDSpace including the associated benefits of collaboration of university community in making sure that ETDs are now accessible and reusable by the global community. Each of these focus points will be addressed in terms of assessment, completed implementations and recommendations for the way forward of the repository.<text:line-break/><text:line-break/>Conclusions<text:line-break/>By uploading and publishing theses and dissertations to be freely available and accessible globally; they raise the profiles of the students who author them, the faculty and departments who foster them, and the institutions that provide them to the world. It is anticipated that the visibility and availability of ETDs on WIReDSpace will result in their dissemination nationally and internationally.<text:line-break/><text:line-break/>Baro and Otiode (2014:124) mention that increasingly the availability of and access to digital resources such as ETDs for students, faculty, and researchers continues to be a high priority for academic libraries as they redefine their roles as digital knowledge centers. The emphasis is now overwhelmingly digital, as libraries struggle to meet an ever-increasing demand for digital and online content.<text:line-break/><text:line-break/>Recommendations<text:line-break/>- Recommendations for long-term projects to map and move large collections, for example mapping items in the ETD Collection to newly created collections in the sub-communities for the schools. <text:line-break/>- Recommendations for quality assurance and enhancement of metadata description for compliance with best practices and improved discovery. <text:line-break/>- Recommendations for ETDs, research outputs and Discovery tools. Tutorials and training for staff and clients including training of and transfer of skills to the Research Visibility and Impact Team, Cataloguers, Faculty Research Librarians. <text:s/><text:line-break/><text:line-break/>Keywords: ETDs, WITS IR, WIReDSpace, open access publishing, open scholarship, research visibility, research outputs, quality assurance, realignment, restructuring, discovery, sub-committees, ingestion, preservation.<text:line-break/></text:p>
          </table:table-cell>
          <table:table-cell office:value-type="string" calcext:value-type="string">
            <text:p>Matamela Michael MM Mulaudzi</text:p>
          </table:table-cell>
          <table:table-cell office:value-type="string" calcext:value-type="string">
            <text:p>matamela.mulaudzi@wits.ac.za</text:p>
          </table:table-cell>
          <table:table-cell office:value-type="string" calcext:value-type="string">
            <text:p>Matamela Michael MM Mulaudzi (University of the Witwatersrand, Johannesburg)*; Daisy Selematsela (University of the Witwatersrand/CODATA); Lazarus <text:s/>G Matizirofa (University of the Witwatersrand)</text:p>
          </table:table-cell>
          <table:table-cell office:value-type="string" calcext:value-type="string">
            <text:p>Mulaudzi, Matamela Michael MM*; Selematsela, Daisy; Matizirofa, Lazarus <text:s/>G</text:p>
          </table:table-cell>
          <table:table-cell office:value-type="string" calcext:value-type="string">
            <text:p>matamela.mulaudzi@wits.ac.za*; daisy.selematsela@wits.ac.za; lazarus.matizirofa@wits.ac.za</text:p>
          </table:table-cell>
          <table:table-cell office:value-type="string" calcext:value-type="string">
            <text:p>ETD2024 Full Papers Submissions</text:p>
          </table:table-cell>
          <table:table-cell office:value-type="string" calcext:value-type="string">
            <text:p>ETD Implementation Use Cases</text:p>
          </table:table-cell>
          <table:table-cell/>
        </table:table-row>
        <table:table-row table:style-name="ro1">
          <table:table-cell office:value-type="float" office:value="38" calcext:value-type="float">
            <text:p>38</text:p>
          </table:table-cell>
          <table:table-cell office:value-type="string" calcext:value-type="string">
            <text:p>5/16/2024 7:54:58 PM +00:00</text:p>
          </table:table-cell>
          <table:table-cell office:value-type="string" calcext:value-type="string">
            <text:p>7/9/2024 5:05:45 PM +00:00</text:p>
          </table:table-cell>
          <table:table-cell office:value-type="string" calcext:value-type="string">
            <text:p>Characterization of scientific production on electronic theses and dissertations based on a bibliometric analysis</text:p>
          </table:table-cell>
          <table:table-cell office:value-type="string" calcext:value-type="string">
            <text:p>The text presents the importance of expanding the dissemination of electronic theses and dissertations (ETD). Given this importance, the study proposes a bibliometric analysis of scientific production that focuses on ETD. The time frame used for the analysis was made between 2002 and 2023. To assist in data recovery, the Publish or Perish tool was used. Therefore, the result was the identification of 601 documents, of which 61 were selected for analysis. There was a greater maturity in scientific publications in English, with the majority of publications. Given this, it is possible to infer that there are still gaps in the topic to be filled, which could lead to greater incentives for studies in the area.</text:p>
          </table:table-cell>
          <table:table-cell office:value-type="string" calcext:value-type="string">
            <text:p>Juliana Sousa</text:p>
          </table:table-cell>
          <table:table-cell office:value-type="string" calcext:value-type="string">
            <text:p>julianag.unb@gmail.com</text:p>
          </table:table-cell>
          <table:table-cell office:value-type="string" calcext:value-type="string">
            <text:p>Juliana Sousa (Instituto Brasileiro de Informação em Ciência e Tecnologia)*; Tainá Assis (haracterization of scientific production on electronic theses and dissertations based on a bibliometric analysis)</text:p>
          </table:table-cell>
          <table:table-cell office:value-type="string" calcext:value-type="string">
            <text:p>Sousa, Juliana*; Assis, Tainá</text:p>
          </table:table-cell>
          <table:table-cell office:value-type="string" calcext:value-type="string">
            <text:p>julianag.unb@gmail.com*; tbatista.assis@gmail.com</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39" calcext:value-type="float">
            <text:p>39</text:p>
          </table:table-cell>
          <table:table-cell office:value-type="string" calcext:value-type="string">
            <text:p>5/17/2024 9:43:51 AM +00:00</text:p>
          </table:table-cell>
          <table:table-cell office:value-type="string" calcext:value-type="string">
            <text:p>9/23/2024 9:09:52 AM +00:00</text:p>
          </table:table-cell>
          <table:table-cell office:value-type="string" calcext:value-type="string">
            <text:p>Seamless Integration of Koha and DSpace for Enhanced Management of Theses and Dissertations in Hybrid Environment: A Case of the University of Zambia Library</text:p>
          </table:table-cell>
          <table:table-cell office:value-type="string" calcext:value-type="string">
            <text:p>Academic libraries are increasingly handling a growing volume of digital resources. Managing Electronic Theses and Dissertations (ETDs) in a hybrid environment poses significant inefficiencies in processing and metadata management (Enweani, 2018). This study proposed an innovative approach to overcoming these challenges by integrating Koha, an open-source Integrated Library System (ILS) with DSpace, a leading digital repository platform, to create a unified solution for ETD management at the University of Zambia Library. The integration addressed key issues such as fragmented workflows, duplicated processing efforts and limited resource discoverability when physical and digital collections were managed separately (Deng &amp; Reese, 2009). By leveraging Koha’s comprehensive library management functionalities alongside DSpace’s robust repository capabilities, the integration sought to streamline cataloging, acquisition, and access processes, ultimately improving efficiency and user experience for both library staff and patrons (Oboko &amp; Ireri, 2020). To explore the feasibility of this integration, the study conducted desk research, drawing from academic literature, case studies, and technical documentation (Hasselbring, 2000). Expert consultations with professionals in library science, information technology, and open-source software development provided additional insights into the technical, functional, and organizational considerations required for successful integration (Khan, 2017). The study included a detailed feasibility analysis examining system compatibility, customization potential and implications for metadata synchronization (Ranasinghe &amp; Perera, 2017). Preliminary findings indicated that the integration of Koha and DSpace would be feasible and could significantly enhance ETD visibility, improve metadata quality and streamline data management (Lazarinis, 2015). The study outlined a phased implementation roadmap, addressing potential challenges such as data migration and technical complexities. It proposed a forward-looking solution that aligns with the evolving needs of academic libraries in the digital age (Kumar &amp; Jasimudeen, 2012).<text:line-break/><text:line-break/>Keywords: Koha, DSpace, Integrated Library Systems, Repository Software, electronic resources, academic libraries, integration, feasibility, open source, library management, User Satisfaction.<text:line-break/></text:p>
          </table:table-cell>
          <table:table-cell office:value-type="string" calcext:value-type="string">
            <text:p>Adrian Chisale</text:p>
          </table:table-cell>
          <table:table-cell office:value-type="string" calcext:value-type="string">
            <text:p>adrian.chisale@unza.zm</text:p>
          </table:table-cell>
          <table:table-cell office:value-type="string" calcext:value-type="string">
            <text:p>Adrian Chisale (University of Zambia)*</text:p>
          </table:table-cell>
          <table:table-cell office:value-type="string" calcext:value-type="string">
            <text:p>Chisale, Adrian*</text:p>
          </table:table-cell>
          <table:table-cell office:value-type="string" calcext:value-type="string">
            <text:p>adrian.chisale@unza.zm*</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40" calcext:value-type="float">
            <text:p>40</text:p>
          </table:table-cell>
          <table:table-cell office:value-type="string" calcext:value-type="string">
            <text:p>5/17/2024 12:45:57 PM +00:00</text:p>
          </table:table-cell>
          <table:table-cell office:value-type="string" calcext:value-type="string">
            <text:p>10/4/2024 1:17:26 PM +00:00</text:p>
          </table:table-cell>
          <table:table-cell office:value-type="string" calcext:value-type="string">
            <text:p>Landscape of Open Access Repositories with Special Reference to Electronic Theses and Dissertations (ETD) across SAARC and BRICS Nations: <text:s/>A Comparative Analysis</text:p>
          </table:table-cell>
          <table:table-cell office:value-type="string" calcext:value-type="string">
            <text:p>Background of the Study:<text:line-break/>Research Outputs stored as softcopy and archived through Open-Access is getting with momentum across the globe. Academic and Research Institutes, meticulously following the research guidelines and policies, are systematically producing and storing research results in sophisticated ETDs in almost every nation. In the digital age, global visibility of research is crucial, with Electronic Theses and Dissertations (ETDs) playing a vital role. Open Access Repositories (OARs) have gained traction, led by Europe, North America, and increasingly by Asia. Key repositories like ProQuest Dissertations &amp; Theses Global and DART-Europe are instrumental in this movement. <text:line-break/>Noteworthy ETD repositories in SAARC and BRICS nations which include Shodhganga in India maintained by INLFIBNET Centre, the Digital Archive on Agricultural Theses and Journals in Bangladesh, Pakistan Research Repository, and Biblioteca Digital Brasileira de Teses e Dissertações in Brazil. Starting little late in 2010, India gradually created its Repository and stands out for its substantial contributions to the ETD landscape. (Open ROAR). However, a few challenges remain in establishing comprehensive ETD repositories, given the diverse characteristics of these nations in terms of population size and higher education institutions. Structure and architecture of ETDs, workflow of submissions and authentication, Metadata Standards used, harvesting methods implemented, scalability and interoperability, DRM issues etc. are major concerns while comparing the ETDs across the globe. In order to find out the commonalities and differences, a detailed analysis of ETD repositories across SAARC and BRICS nations is essential.<text:line-break/><text:line-break/>Objectives <text:line-break/>1.<text:tab/>To compare open access ETD repositories in SAARC and BRICS countries, focusing on subject coverage and regional language contributions.<text:line-break/>2.<text:tab/>To investigate the software used for open access ETD repositories across SAARC and BRICS nations.<text:line-break/>3.<text:tab/>To analyze copyright policies relevant to open access ETD repositories across SAARC and BRICS nations.<text:line-break/>4.<text:tab/>To evaluate persistent metadata standards within the open access ETD repositories across SAARC and BRICS nations.<text:line-break/><text:line-break/>Methodology:<text:line-break/>The available Open-Access ETD repositories under Open ROAR/DOAR are examined for deriving the sample size for analysis. The study employs a systematic approach for ETD data collection and analysis. It identifies active ETD repositories based on accessibility and content relevance. Information on software platforms, copyright policies, metadata standards, and subject coverage are gathered. Both thematic analysis and quantitative methods are used to identify patterns and trends. <text:line-break/><text:line-break/>Data Analysis:<text:line-break/>It encompasses essential steps such as conducting thorough searches to identify active ETD repositories, gathering repository information on software platforms, copyright policies, and metadata standards, categorizing ETDs based on subject classifications and language assessment, developing a search strategy for AI-related ETDs, and performing both thematic and quantitative analyses to discern patterns and trends in the data. <text:line-break/><text:line-break/>Results:<text:line-break/>The analysis shows a varied landscape of ETD repositories across SAARC and BRICS nations. India's Shodhganga is a significant contributor, reflecting the country's leadership in this area. It also highlights differences in repository management software and metadata standards, with some countries adopting more advanced systems than others. Copyright policies also vary, affecting the accessibility and use of ETDs. (Details will be available in full paper)<text:line-break/><text:line-break/>Conclusion:<text:line-break/><text:line-break/>The analysis underscores diverse open access ETD repositories across SAARC and BRICS nations, differing in subject coverage, language representation, software, copyright policies, metadata standards, and interoperability. By spotlighting regional languages and AI research, this study suggests a democratization of knowledge access and innovation. </text:p>
          </table:table-cell>
          <table:table-cell office:value-type="string" calcext:value-type="string">
            <text:p>Vivek <text:s/>Mr <text:s/>Ranjan </text:p>
          </table:table-cell>
          <table:table-cell office:value-type="string" calcext:value-type="string">
            <text:p>vranjan930@gmail.com</text:p>
          </table:table-cell>
          <table:table-cell office:value-type="string" calcext:value-type="string">
            <text:p>Vivek <text:s/>Mr <text:s/>Ranjan <text:s/>(INFLIBNET )*; Manoj Kumar K (INFLIBNET); Kotrayya <text:s/>Agadi (Central University of Gujarat); Surbhi . (INFLIBNET)</text:p>
          </table:table-cell>
          <table:table-cell office:value-type="string" calcext:value-type="string">
            <text:p>Ranjan , Vivek <text:s/>Mr *; Kumar K, Manoj; Agadi, Kotrayya ; ., Surbhi</text:p>
          </table:table-cell>
          <table:table-cell office:value-type="string" calcext:value-type="string">
            <text:p>vranjan930@gmail.com*; manoj@inflibnet.ac.in; kbagadi@gmail.com; surbhi@inflibnet.ac.in</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42" calcext:value-type="float">
            <text:p>42</text:p>
          </table:table-cell>
          <table:table-cell office:value-type="string" calcext:value-type="string">
            <text:p>5/17/2024 9:35:42 PM +00:00</text:p>
          </table:table-cell>
          <table:table-cell office:value-type="string" calcext:value-type="string">
            <text:p>7/9/2024 5:06:28 PM +00:00</text:p>
          </table:table-cell>
          <table:table-cell office:value-type="string" calcext:value-type="string">
            <text:p>Application of SDGs metadata standards utilising ETDs to enhance South African university repositories in support of citizen science</text:p>
          </table:table-cell>
          <table:table-cell office:value-type="string" calcext:value-type="string">
            <text:p>Introduction:<text:line-break/><text:line-break/>Integrating the Sustainable Development Goals (SDGs) metadata standards with Electronic Theses and Dissertations (ETDs) in South African university repositories can strategically<text:line-break/>enhance the usefulness and accessibility of repositories for citizen science and societal development. This effort can significantly contribute to public engagement, knowledge<text:line-break/>dissemination, and the broader application of academic research in addressing sustainable development challenges.<text:line-break/><text:line-break/>Motivation:<text:line-break/><text:line-break/>1. Understanding SDGs Metadata Standards<text:line-break/>The SDGs metadata standards will be implemented to describe the content and categorise these research outputs to align with the 17 SDGs categories consistently. In 2008, the United Nations Statistical Commission endorsed the Statistical Data and Metadata Exchange (SDMX) as the preferred standard for data exchange and was approved as an ISO standard (ISO/IS 17369:2013). To promote the development of the SDMX-based data and metadata exchange formats for SDG Indicators, the Interagency and Expert Group on SDG Indicators (IAEG-SDGs) approved the Terms of Reference. The overall objective of the<text:line-break/>Working Group is to design a solution for the exchange and dissemination of SDG Indicators based on SDMX standards. Understanding and utilising SDGs metadata standards is<text:line-break/>essential to facilitating uniformity, consistency, and interoperability, thereby enabling practical data management.<text:line-break/><text:line-break/>2. Integrating SDGs metadata with ETDs<text:line-break/>South African institutions can make ETDs more accessible and valuable for citizen science and societal development by aligning them with the universal SDGs metadata standards.<text:line-break/><text:line-break/>This could be achieved by including the following:<text:line-break/> Enhancing metadata for old and new ETDs, including SDGs-related fields, subject headings, and keywords<text:line-break/> Auto-tagging using machine learning algorithms to tag ETDs with relevant SDGs metadata automatically<text:line-break/><text:line-break/>3. Enhancing institutional repositories<text:line-break/>Institutional repository managers, metadata specialists and repository technologists need to work together to enhance their repositories to fully support the potential of ETDs in supporting open science. This can be achieved through:<text:line-break/> The promotion of open access to ETDs to ascertain that they are accessible to the public, thereby facilitating broader engagement<text:line-break/> Participate in Open Archive Initiative, COAR, NDLTD and other open repository forums to share information or implement the OAI protocol effectively. The Open Archives Initiative (OAI) developed and promoted interoperability standards to<text:line-break/>facilitate the efficient dissemination of content. The roots of OAI lie in the open access and institutional repository movements.<text:line-break/><text:line-break/>Methodology:<text:line-break/><text:line-break/>A survey of South African repositories will be conducted to establish the role of metadata standards and workflows implemented in the universities. This will also be used to determine the stakeholders of ETD production in the South African Higher Education sector.<text:line-break/><text:line-break/>Results:<text:line-break/><text:line-break/>Through this paper, a South African Open Repository Framework will be developed. Also, the roles of all stakeholders will be defined to ensure a smooth scholarly communication<text:line-break/>process for the online publishing of ETDs within the universities.<text:line-break/><text:line-break/>Conclusion:<text:line-break/><text:line-break/>This process is envisaged to enhance the harvesting of ETDs by the South African SGDs Portal, which has been developed to create a resource for sharing information for social and economic development in South Africa.<text:line-break/><text:line-break/>488 Words</text:p>
          </table:table-cell>
          <table:table-cell office:value-type="string" calcext:value-type="string">
            <text:p>Lazarus <text:s/>G Matizirofa</text:p>
          </table:table-cell>
          <table:table-cell office:value-type="string" calcext:value-type="string">
            <text:p>lazarus.matizirofa@wits.ac.za</text:p>
          </table:table-cell>
          <table:table-cell office:value-type="string" calcext:value-type="string">
            <text:p>Lazarus <text:s/>G Matizirofa (University of the Witwatersrand)*; Zizipho Madibi (University of Zululand)</text:p>
          </table:table-cell>
          <table:table-cell office:value-type="string" calcext:value-type="string">
            <text:p>Matizirofa, Lazarus <text:s/>G*; Madibi, Zizipho</text:p>
          </table:table-cell>
          <table:table-cell office:value-type="string" calcext:value-type="string">
            <text:p>lazarus.matizirofa@wits.ac.za*; madibiz@unizulu.ac.za</text:p>
          </table:table-cell>
          <table:table-cell office:value-type="string" calcext:value-type="string">
            <text:p>ETD2024 Full Papers Submissions</text:p>
          </table:table-cell>
          <table:table-cell office:value-type="string" calcext:value-type="string">
            <text:p>ETDs and Open Science</text:p>
          </table:table-cell>
          <table:table-cell/>
        </table:table-row>
        <table:table-row table:style-name="ro1">
          <table:table-cell office:value-type="float" office:value="43" calcext:value-type="float">
            <text:p>43</text:p>
          </table:table-cell>
          <table:table-cell office:value-type="string" calcext:value-type="string">
            <text:p>5/18/2024 12:03:42 AM +00:00</text:p>
          </table:table-cell>
          <table:table-cell office:value-type="string" calcext:value-type="string">
            <text:p>7/9/2024 5:06:36 PM +00:00</text:p>
          </table:table-cell>
          <table:table-cell office:value-type="string" calcext:value-type="string">
            <text:p>E-Theses and Dissertations in Zambia: A Case Study of Two Universities in Kabwe </text:p>
          </table:table-cell>
          <table:table-cell office:value-type="string" calcext:value-type="string">
            <text:p>This study investigates the successes and challenges in the implementation of Electronic Theses and Dissertations (ETDs) at Kwame Nkrumah and Mulungushi universities in Kabwe district, Zambia. Employing a qualitative research approach, data were collected from four purposively selected key informants using structured interview guides. These informants were personnel from the e-resources departments of the university libraries. The findings reveal that both institutions share common attributes, such as the establishment of institutional repositories and the successful initial implementation of ETDs. However, the study identifies significant challenges including staff resistance to depositing their dissertations into institutional repositories, a lack of expertise in configuring the institutional repository platforms, and intermittent network connectivity. Thematic analysis was utilized to analyze the data. The study concludes that while some progress has been made in the implementation of ETDs, the current state at the two institutions has not yet reached the desired level. To address these issues, the study recommends the following: enhanced training programs for staff on the importance and use of ETDs, improved technical support and infrastructure for repository management, and strategies to foster a culture of compliance and participation among academic staff.<text:line-break/>Keywords: Electronic Theses and Dissertations (ETDs), institutional repositories, e-resources, Zambia, implementation challenges, university libraries<text:line-break/></text:p>
          </table:table-cell>
          <table:table-cell office:value-type="string" calcext:value-type="string">
            <text:p>Jive Lubbungu</text:p>
          </table:table-cell>
          <table:table-cell office:value-type="string" calcext:value-type="string">
            <text:p>lubbs1976@gmail.com</text:p>
          </table:table-cell>
          <table:table-cell office:value-type="string" calcext:value-type="string">
            <text:p>Jive Lubbungu (Kwame Nkrumah University)*; Chewe Mumba (Kwame Nkrumah University)</text:p>
          </table:table-cell>
          <table:table-cell office:value-type="string" calcext:value-type="string">
            <text:p>Lubbungu, Jive*; Mumba, Chewe</text:p>
          </table:table-cell>
          <table:table-cell office:value-type="string" calcext:value-type="string">
            <text:p>lubbs1976@gmail.com*; mumbachewe77@gmail.com</text:p>
          </table:table-cell>
          <table:table-cell office:value-type="string" calcext:value-type="string">
            <text:p>ETD2024 Full Papers Submissions</text:p>
          </table:table-cell>
          <table:table-cell office:value-type="string" calcext:value-type="string">
            <text:p>ETD Implementation Use Cases</text:p>
          </table:table-cell>
          <table:table-cell/>
        </table:table-row>
        <table:table-row table:style-name="ro1">
          <table:table-cell office:value-type="float" office:value="44" calcext:value-type="float">
            <text:p>44</text:p>
          </table:table-cell>
          <table:table-cell office:value-type="string" calcext:value-type="string">
            <text:p>5/18/2024 12:58:33 AM +00:00</text:p>
          </table:table-cell>
          <table:table-cell office:value-type="string" calcext:value-type="string">
            <text:p>9/28/2024 12:59:28 AM +00:00</text:p>
          </table:table-cell>
          <table:table-cell office:value-type="string" calcext:value-type="string">
            <text:p>Extracting and Registering References to Improve Scholarly Impact of ETDs</text:p>
          </table:table-cell>
          <table:table-cell office:value-type="string" calcext:value-type="string">
            <text:p>Background<text:line-break/>The UNT Libraries began registering ETDs with Crossref to assign Digital Objects Identifiers (DOIs) to the documents submitted in 2023. This decision was made to try and position our students’ ETDs in the best light and to collaborate better in the scholarly communication landscape. Assigning DOIs to ETDs is not a new activity for many institutions and has been a major way of providing persistent linking to these resources and improving their discovery ability. The assignment of DOIs introduces the option to register references to the scholarly resources cited by the work receiving the DOI in the Crossref platform. Doing so allows for Crossref to display interconnections of cited works and improves their scholarly impact. While assigning DOIs to ETDs is common, registering references for these resources is much less common. Currently, there are over 660,000 theses and dissertations registered with Crossref. Of these, just 1,558 (less than 0.24%) have references registered with their DOI and those records come from only 19 institutions.<text:line-break/><text:line-break/>While there have been many previous research projects into the automatic identification and extraction of references in scholarly publications -- including ETDs -- this research does not seem to have made its way into ETD workflows for most institutions tasked with their long-term hosting. One likely reason is that references in ETDs can take many formats and occur in different places within the document. These references may be arranged using different citation styles. In some cases a single ETD could exhibit multiple references sections, with multiple reference formats, e.g., alphabetical vs. numbered, with multiple citation styles. This makes automated extraction of references challenging.<text:line-break/><text:line-break/>Objectives<text:line-break/>This paper presents work by the UNT Libraries to build reference lists for ETDs created by students at UNT for two main purposes. First, these lists provide references to Crossref to support additional visibility and functionality related to DOIs created for ETDs in the UNT collections. Second, they provide a building block for local collection analysis regarding high-level usage of library resources purchased for our students and faculty.<text:line-break/><text:line-break/>Methods<text:line-break/>In order to register our references with Crossref, we decided to create a human-curated workflow to extract text references from ETDs. First we established a workflow with documentation for student assistants in the libraries to identify and copy references from the submitted PDF documents. Next we adopted a simple text format to serialize each text reference from the ETD. We developed simple normalization and transformation scripts in Python to modify the copied text reference so that it is presented in a standard format. Finally, these text-based references lists are added to a public Git repository on Github.com where it can be used as a beginning point for different analysis and data mining.<text:line-break/><text:line-break/>Results<text:line-break/>In 2023, 410 ETDs were added to the UNT Libraries collection, containing nearly 48,000 references. Once we had these references in a consistent format we were able to leverage the Crossref API to register these references with our DOIs. The goal for including these references is to increase the scholarly impact of our students' theses and dissertations while also contributing to the global scholarly communication landscape in a new way.<text:line-break/><text:line-break/>Conclusion<text:line-break/>This paper presents a background of automated methods for reference extraction in ETDs and also discusses the benefits and challenges of building reference lists for these documents in our collections. It presents the workflow that has been piloted at the UNT Libraries to extract and normalize references for the 410 ETDs submitted in 2023 along with the costs associated with human efforts to prepare these reference lists. The goal of the paper is to provide a clear set of steps and methods that other institutions could replicate without complicated technologies or processes.</text:p>
          </table:table-cell>
          <table:table-cell office:value-type="string" calcext:value-type="string">
            <text:p>Mark E Phillips</text:p>
          </table:table-cell>
          <table:table-cell office:value-type="string" calcext:value-type="string">
            <text:p>mark.phillips@unt.edu</text:p>
          </table:table-cell>
          <table:table-cell office:value-type="string" calcext:value-type="string">
            <text:p>Mark E Phillips (University of North Texas)*; Hannah Tarver (University of North Texas); Kristy Phillips (University of North Texas)</text:p>
          </table:table-cell>
          <table:table-cell office:value-type="string" calcext:value-type="string">
            <text:p>Phillips, Mark E*; Tarver, Hannah; Phillips, Kristy</text:p>
          </table:table-cell>
          <table:table-cell office:value-type="string" calcext:value-type="string">
            <text:p>mark.phillips@unt.edu*; hannah.tarver@unt.edu; kristyphillips@my.unt.edu</text:p>
          </table:table-cell>
          <table:table-cell office:value-type="string" calcext:value-type="string">
            <text:p>ETD2024 Full Papers Submissions</text:p>
          </table:table-cell>
          <table:table-cell office:value-type="string" calcext:value-type="string">
            <text:p>ETD Implementation Use Cases</text:p>
          </table:table-cell>
          <table:table-cell/>
        </table:table-row>
        <table:table-row table:style-name="ro1">
          <table:table-cell office:value-type="float" office:value="45" calcext:value-type="float">
            <text:p>45</text:p>
          </table:table-cell>
          <table:table-cell office:value-type="string" calcext:value-type="string">
            <text:p>5/18/2024 4:46:34 AM +00:00</text:p>
          </table:table-cell>
          <table:table-cell office:value-type="string" calcext:value-type="string">
            <text:p>9/28/2024 5:24:04 AM +00:00</text:p>
          </table:table-cell>
          <table:table-cell office:value-type="string" calcext:value-type="string">
            <text:p><text:s/>ETD-MS v2.0: A <text:s/>Proposed Extended Standard for Metadata of Electronic Theses and Dissertations</text:p>
          </table:table-cell>
          <table:table-cell office:value-type="string" calcext:value-type="string">
            <text:p>The growth of Electronic Theses and Dissertations (ETDs) in academic repositories requires comprehensive and robust schemas for compliance with the FAIR (Findability, Accessibility, Interoperability, and Reusability) principles. Dublin Core and ETD-MS v1.1 were established as the metadata standards for general scholarly documents and ETDs. We identified several gaps between the existing schemas and the need to represent ETDs comprehensively toward a better digital service. The content-level data, including objects comprising ETDs, become increasingly crucial to facilitate the development of machine learning models to mine scientific knowledge from ETDs, and scholarly big data services in general. By organizing content-level data into a new schema, this paper addresses the critical need for enhancing the expressiveness and depth of metadata for ETDs. The schema proposed includes a Core Component building on the existing ETD-MS v1.1 schema, and an Extended Component that captures objects, their provenance, and user interactions for ETDs. The schema covers 28 entities with a total of 160 metadata fields. To demonstrate applicability, we implemented the schema using MySQL and populated it with data derived from 1,000 ETDs collected from U.S. university libraries. This work provides a comprehensive and flexible approach that addresses the limitations of existing standards by enabling the description of content-level data, laying the groundwork for integrating advanced AI techniques into academic repositories.<text:line-break/></text:p>
          </table:table-cell>
          <table:table-cell office:value-type="string" calcext:value-type="string">
            <text:p>Lamia Salsabil</text:p>
          </table:table-cell>
          <table:table-cell office:value-type="string" calcext:value-type="string">
            <text:p>lsals002@odu.edu</text:p>
          </table:table-cell>
          <table:table-cell office:value-type="string" calcext:value-type="string">
            <text:p>Lamia Salsabil (Old Dominion University)*; Jian <text:s/>Wu (Old Dominion University); Edward A Fox (Virginia Tech); William A Ingram (Virginia Polytechnic Institute and State University); Ana M B Pavani (Pontifícia Universidade Católica do Rio de Janeiro)</text:p>
          </table:table-cell>
          <table:table-cell office:value-type="string" calcext:value-type="string">
            <text:p>Salsabil, Lamia*; Wu, Jian ; Fox, Edward A; Ingram, William A; Pavani, Ana M B</text:p>
          </table:table-cell>
          <table:table-cell office:value-type="string" calcext:value-type="string">
            <text:p>lsals002@odu.edu*; jwu@cs.odu.edu; fox@vt.edu; waingram@vt.edu; apavani@puc-rio.br</text:p>
          </table:table-cell>
          <table:table-cell office:value-type="string" calcext:value-type="string">
            <text:p>ETD2024 Full Papers Submissions</text:p>
          </table:table-cell>
          <table:table-cell office:value-type="string" calcext:value-type="string">
            <text:p>General Isssues Related to ETDs</text:p>
          </table:table-cell>
          <table:table-cell/>
        </table:table-row>
        <table:table-row table:style-name="ro1">
          <table:table-cell office:value-type="float" office:value="48" calcext:value-type="float">
            <text:p>48</text:p>
          </table:table-cell>
          <table:table-cell office:value-type="string" calcext:value-type="string">
            <text:p>5/18/2024 10:17:13 AM +00:00</text:p>
          </table:table-cell>
          <table:table-cell office:value-type="string" calcext:value-type="string">
            <text:p>7/9/2024 5:08:02 PM +00:00</text:p>
          </table:table-cell>
          <table:table-cell office:value-type="string" calcext:value-type="string">
            <text:p>A Pre-Processing Pipeline for Improved ETD Metadata Quality in Downstream Services</text:p>
          </table:table-cell>
          <table:table-cell office:value-type="string" calcext:value-type="string">
            <text:p>Introduction:<text:line-break/>The Zambia National Electronic Theses and Dissertations (ZNETD) Portal serves as a crucial platform for accessing Electronic Theses and Dissertations (ETDs) from Higher Education Institutions (HEIs) in Zambia. The ZNETD functions by automatically harvesting ETD metadata from HEI Institutional Repositories (IRs) across Zambia. However, its usefulness is hindered by the inconsistently formatted and poor quality of metadata. This paper outlines the core challenges surrounding metadata quality in the ZNETD Portal and proposes the implementation of a pre-processing pipeline to address metadata quality issues.<text:line-break/><text:line-break/>Motivation:<text:line-break/>There are a reported 10 IRs, out of which eight (8) of them are presently functional (Chisale &amp; Phiri, 2023). The HEIs with functional repositories generally have different ingestions policies and practices, resulting in inconsistently formatted metadata. More importantly, existing studies have revealed that some HEIs lack IR policies (Kasonde &amp; Phiri, 2023).<text:line-break/><text:line-break/>Methodology:<text:line-break/>The work presented in this paper involved two (2) primary objectives:<text:line-break/>* Empirical evaluation of inconsistencies with ETD metadata from HEI IRs—Metadata from HEIs with functional IRs was harvested using the Open Archives Initiative Protocol for Metadata Harvesting (Open Archives Initiative Protocol for Metadata Harvesting, n.d.). The metadata elements were then analysed related to the ETD-ms metadata standard.<text:line-break/>* Design and implication of an ETD metadata preprocessing pipeline—Pre-processing pipeline scripts were implemented to format metadata consistently and, additionally, to address the issue of incomplete metadata.<text:line-break/><text:line-break/>Anticipated Results:<text:line-break/>It is anticipated that the implementation of the pre-processing pipeline software tool will lead to a significant improvement in metadata quality within the Zambia National ETD Portal. Enhanced metadata consistency and completeness will facilitate more efficient resource discovery and retrieval, thereby enriching the user experience and maximising the utility of the platform.<text:line-break/><text:line-break/>Chisale, A., &amp; Phiri, L. (2023, November 17). Towards Metadata Completeness in National ETD Portals for Improved Discoverability. http://ir.inflibnet.ac.in/handle/1944/2446<text:line-break/>Kasonde, C. C., &amp; Phiri, L. (2023). Assessing and Promoting Metadata Quality for Electronic Theses and Dissertations in Institutional Repositories Using a Policy-Driven Approach. INFLIBNET Centre, Gandhinagar.<text:line-break/>Open Archives Initiative Protocol for Metadata Harvesting. (n.d.). Retrieved May 18, 2024, from https://www.openarchives.org/pmh</text:p>
          </table:table-cell>
          <table:table-cell office:value-type="string" calcext:value-type="string">
            <text:p>Elijah Chileshe</text:p>
          </table:table-cell>
          <table:table-cell office:value-type="string" calcext:value-type="string">
            <text:p>elijah.chileshe@cs.unza.zm</text:p>
          </table:table-cell>
          <table:table-cell office:value-type="string" calcext:value-type="string">
            <text:p>Elijah Chileshe (The University of Zambia)*; Chilufya <text:s/>Chanda (The University of Zambia); Chileshe Kamfwa (The University of Zambia); Chuulu Mainda (The University of Zambia); Lighton Phiri (The University of Zambia)</text:p>
          </table:table-cell>
          <table:table-cell office:value-type="string" calcext:value-type="string">
            <text:p>Chileshe, Elijah*; Chanda, Chilufya ; Kamfwa, Chileshe; Mainda, Chuulu; Phiri, Lighton</text:p>
          </table:table-cell>
          <table:table-cell office:value-type="string" calcext:value-type="string">
            <text:p>elijah.chileshe@cs.unza.zm*; 2019020963@student.unza.zm; 2019084244@student.unza.zm; 2019067218@student.unza.zm; lighton.phiri@unza.zm</text:p>
          </table:table-cell>
          <table:table-cell office:value-type="string" calcext:value-type="string">
            <text:p>ETD2024 Full Papers Submissions</text:p>
          </table:table-cell>
          <table:table-cell office:value-type="string" calcext:value-type="string">
            <text:p>Automatic Analysis of ETDs</text:p>
          </table:table-cell>
          <table:table-cell/>
        </table:table-row>
        <table:table-row table:style-name="ro1">
          <table:table-cell office:value-type="float" office:value="50" calcext:value-type="float">
            <text:p>50</text:p>
          </table:table-cell>
          <table:table-cell office:value-type="string" calcext:value-type="string">
            <text:p>6/4/2024 7:01:49 PM +00:00</text:p>
          </table:table-cell>
          <table:table-cell office:value-type="string" calcext:value-type="string">
            <text:p>7/9/2024 5:08:18 PM +00:00</text:p>
          </table:table-cell>
          <table:table-cell office:value-type="string" calcext:value-type="string">
            <text:p>A study on the compatibility of the Algerian platform for dissertations with the principles of <text:s/>FAIR</text:p>
          </table:table-cell>
          <table:table-cell office:value-type="string" calcext:value-type="string">
            <text:p><text:s text:c="3"/>This study describes the algerian theses <text:s/>platform (https://www.pnst.cerist.dz/). <text:s text:c="2"/>It is an open national archive for Algerian university theses. <text:line-break/> <text:s text:c="2"/>The compatibility of the theses <text:s/>national platform with the principles of FAIR (findability, accessibility, interoperability, reuse) will be examined by applying the criteria of each of these principles to the platform (digital objects and metadata).<text:line-break/><text:line-break/> <text:s text:c="2"/>The study will follow an analytical and deductive methodology by adopting FAIR standards, which are: accessibility, interoperability, reuse.<text:line-break/> <text:s text:c="2"/>The study found that the platform is not compliant with some FAIR principles: <text:s/>Interoperability, findability, accessibility and reuse, as it does not rely on identifiers such as DOIs and rich metadata.<text:line-break/> <text:s text:c="2"/>To enhance the platform's compatibility with these principles, we propose the following recommendations: <text:line-break/>- The platform needs to adopt DOIs and rich metadata. <text:line-break/> <text:s text:c="2"/>To achieve interoperability, the platform's content and data should conform to the FAIR vocabulary and metadata should include qualified references to other metadata.<text:line-break/></text:p>
          </table:table-cell>
          <table:table-cell office:value-type="string" calcext:value-type="string">
            <text:p>nadia smaili</text:p>
          </table:table-cell>
          <table:table-cell office:value-type="string" calcext:value-type="string">
            <text:p>nadiabibliotheque@hotmail.fr</text:p>
          </table:table-cell>
          <table:table-cell office:value-type="string" calcext:value-type="string">
            <text:p>nadia smaili (khemis miliana university)*</text:p>
          </table:table-cell>
          <table:table-cell office:value-type="string" calcext:value-type="string">
            <text:p>smaili, nadia*</text:p>
          </table:table-cell>
          <table:table-cell office:value-type="string" calcext:value-type="string">
            <text:p>nadiabibliotheque@hotmail.fr*</text:p>
          </table:table-cell>
          <table:table-cell office:value-type="string" calcext:value-type="string">
            <text:p>ETD2024 Full Papers Submissions</text:p>
          </table:table-cell>
          <table:table-cell office:value-type="string" calcext:value-type="string">
            <text:p>National and Global ETD Initiatives</text:p>
          </table:table-cell>
          <table:table-cell/>
        </table:table-row>
        <table:table-row table:style-name="ro1">
          <table:table-cell office:value-type="float" office:value="53" calcext:value-type="float">
            <text:p>53</text:p>
          </table:table-cell>
          <table:table-cell office:value-type="string" calcext:value-type="string">
            <text:p>6/7/2024 5:25:38 PM +00:00</text:p>
          </table:table-cell>
          <table:table-cell office:value-type="string" calcext:value-type="string">
            <text:p>8/17/2024 11:29:07 AM +00:00</text:p>
          </table:table-cell>
          <table:table-cell office:value-type="string" calcext:value-type="string">
            <text:p>Improving the Mkulima Repository Content: Utilizing Theses, Dissertations, and LLMs for Agricultural Knowledge Dissemination in Kiswahili</text:p>
          </table:table-cell>
          <table:table-cell office:value-type="string" calcext:value-type="string">
            <text:p>The Sokoine National Agricultural Library (SNAL) at the Sokoine University of Agriculture (SUA) faces significant challenges in disseminating agricultural information to Swahili-speaking communities, as most research outputs are predominantly in English. This language barrier hinders the effective transmission of vital agricultural knowledge to key stakeholders in the agriculture-food value chain who use Kiswahili in their daily activities. To address this gap, SNAL established the Mkulima Collection and Repository, dedicated to collecting agricultural content in Kiswahili. Despite these efforts, the Swahili content in the repository remains limited.<text:line-break/>This study seeks to enhance the Mkulima Repository by translating abstracts from English-language theses and dissertations using MarianMT, a machine translation (MT) model based on large language models (LLMs). The selected abstracts underwent pre-processing, machine translation, and subsequent quality assessment by multilingual experts. <text:line-break/>Our findings reveal significant challenges in using LLMs like MarianMT for low-resource languages such as Kiswahili. While the MT system offers a rapid and scalable method for translating academic content, the accuracy and fluency of the translations were found to be suboptimal, as indicated by the evaluators. Common translation errors, particularly in agriculture-specific terminology and scientific names, highlight the limitations of current MT models in handling specialized agricultural content. These issues underscore the need for a more refined approach, including the development of a curated dataset of Swahili-English pairs that focus on agricultural jargon and the integration of a knowledge base to address the translation of scientific terms.</text:p>
          </table:table-cell>
          <table:table-cell office:value-type="string" calcext:value-type="string">
            <text:p>Joseph P Telemala</text:p>
          </table:table-cell>
          <table:table-cell office:value-type="string" calcext:value-type="string">
            <text:p>josephmasamaki@sua.ac.tz</text:p>
          </table:table-cell>
          <table:table-cell office:value-type="string" calcext:value-type="string">
            <text:p>Joseph P Telemala (Sokoine University of Agriculture)*</text:p>
          </table:table-cell>
          <table:table-cell office:value-type="string" calcext:value-type="string">
            <text:p>Telemala, Joseph P*</text:p>
          </table:table-cell>
          <table:table-cell office:value-type="string" calcext:value-type="string">
            <text:p>josephmasamaki@sua.ac.tz*</text:p>
          </table:table-cell>
          <table:table-cell office:value-type="string" calcext:value-type="string">
            <text:p>ETD2024 Full Papers Submissions</text:p>
          </table:table-cell>
          <table:table-cell office:value-type="string" calcext:value-type="string">
            <text:p>Application of Large Language Models on ETDs</text:p>
          </table:table-cell>
          <table:table-cell/>
        </table:table-row>
        <table:table-row table:style-name="ro1">
          <table:table-cell office:value-type="float" office:value="54" calcext:value-type="float">
            <text:p>54</text:p>
          </table:table-cell>
          <table:table-cell office:value-type="string" calcext:value-type="string">
            <text:p>6/7/2024 6:01:15 PM +00:00</text:p>
          </table:table-cell>
          <table:table-cell office:value-type="string" calcext:value-type="string">
            <text:p>7/9/2024 5:08:58 PM +00:00</text:p>
          </table:table-cell>
          <table:table-cell office:value-type="string" calcext:value-type="string">
            <text:p>Optimizing Electronic Theses and Dissertations Management for Broad Audience Engagement at Dr. Magufuli Library of Mbeya University of Science and Technology, Tanzania.</text:p>
          </table:table-cell>
          <table:table-cell office:value-type="string" calcext:value-type="string">
            <text:p>Introduction<text:line-break/>Dr. Magufuli Library is the keystone of academic and research activities at Mbeya University of Science and Technology (MUST), situated in Mbeya, Tanzania. Established with the mission of supporting the university’s educational, research, and outreach programs, the library serves as a vital resource center for students, faculty, and researchers. The management and accessibility of Electronic Theses and Dissertations (ETDs) at the library are vital aiming to facilitate knowledge dissemination and ensure broad audience engagement. Effective ETD systems not only support the academic community by preserving research outputs but also enhance the visibility and accessibility of scholarly work. <text:line-break/>Despite having an institutional repository, Dr. Magufuli Library faces significant challenges in managing and regularly updating the platform to keep it current. These challenges include inconsistent maintenance practices, additionally, there is a lack of clearly defined roles and responsibilities among the library staff regarding the management of the ETD repository. In addition, there is no updates about current resources and activities in the unit of library from the University’s website. Information about library and its activities seem to be of so long ago.<text:line-break/>The study aims to explore challenges and ways to improve handling of theses and dissertations to broader dissemination of research outputs, benefiting the academic community and extending the reach of the university’s scholarly contributions. Specifically, I intent to use Dr. Magufuli Library to optimize both the management efficiency of the repository/other digital platforms and the user experience, facilitating better utilisation of the available resources. <text:s/><text:line-break/><text:line-break/>Objectives<text:line-break/>1.<text:tab/>To enhance ETD management efficiency of Mbeya University of Science and Technology<text:line-break/>2.<text:tab/>To improve user accessibility and increase user engagement of available resources<text:line-break/>3.<text:tab/>To promote broad dissemination of research<text:line-break/>4.<text:tab/>To foster collaboration and feedback between library staff and researchers<text:line-break/>5.<text:tab/>To integrate advanced technologies in Dr. Magufuli Library<text:line-break/><text:line-break/>Methodological Approach<text:line-break/>A mixed-methods approach is employed, including observations, interviews, and questionnaires, to gather comprehensive data on the current system. Observations expected to reveal ETD management processes and user interactions, while semi-structured interviews with library staff, heads of faculties, and postgraduate students to highlight the system's strengths and weaknesses. Questionnaires to post-graduate students and researchers to indicate difficulties in locating relevant ETDs and a need for enhanced accessibility, search capabilities and user-friendly interfaces.<text:line-break/><text:line-break/>Anticipated Results<text:line-break/>After the completion of the study, the findings expected to suggest several ways to improve accessibility, management and reach a broader audience. To implement digital platforms with advanced search functionalities and intuitive interfaces that can significantly enhance accessibility and user experience. To have a guideline that shows a clear responsibility and oversight of defined roles and responsibilities among the library staff regarding the management of the ETD repository. In addition, assigning specific staff to deal with theses and dissertations in order to maintain accountability and responsibility. Moreover, the need for comprehensive training and support as well as targeted outreach including workshops and tutorials, to increase awareness and usage of ETD resources. <text:line-break/><text:line-break/><text:line-break/>Conclusion<text:line-break/>The study underscores the critical need for optimizing the ETD management system at Dr. Magufuli Library. Addressing the identified challenges through strategic improvements will not only streamline management processes but also enhance user engagement and accessibility to MUST and other researchers from outside the community, fostering a more effective dissemination of scholarly work.<text:line-break/></text:p>
          </table:table-cell>
          <table:table-cell office:value-type="string" calcext:value-type="string">
            <text:p>Zainabu H LILUTU</text:p>
          </table:table-cell>
          <table:table-cell office:value-type="string" calcext:value-type="string">
            <text:p>zainlilutu@gmail.com</text:p>
          </table:table-cell>
          <table:table-cell office:value-type="string" calcext:value-type="string">
            <text:p>Zainabu H LILUTU (Mbeya University of Science and Technology)*</text:p>
          </table:table-cell>
          <table:table-cell office:value-type="string" calcext:value-type="string">
            <text:p>LILUTU, Zainabu H*</text:p>
          </table:table-cell>
          <table:table-cell office:value-type="string" calcext:value-type="string">
            <text:p>zainlilutu@gmail.com*</text:p>
          </table:table-cell>
          <table:table-cell office:value-type="string" calcext:value-type="string">
            <text:p>ETD2024 Full Papers Submissions</text:p>
          </table:table-cell>
          <table:table-cell office:value-type="string" calcext:value-type="string">
            <text:p>Global Visibility of ETDs</text:p>
          </table:table-cell>
          <table:table-cell/>
        </table:table-row>
        <table:table-row table:style-name="ro1">
          <table:table-cell office:value-type="float" office:value="56" calcext:value-type="float">
            <text:p>56</text:p>
          </table:table-cell>
          <table:table-cell office:value-type="string" calcext:value-type="string">
            <text:p>6/17/2024 5:22:35 AM +00:00</text:p>
          </table:table-cell>
          <table:table-cell office:value-type="string" calcext:value-type="string">
            <text:p>8/18/2024 2:38:49 PM +00:00</text:p>
          </table:table-cell>
          <table:table-cell office:value-type="string" calcext:value-type="string">
            <text:p>Future-Proofing Research by Long-term ETD Preservation: Challenges and Opportunities</text:p>
          </table:table-cell>
          <table:table-cell office:value-type="string" calcext:value-type="string">
            <text:p>This paper examines the challenges and opportunities in preserving Electronic Theses and Dissertations (ETDs). It highlights the significance of ETDs in academia and public knowledge while addressing technological hurdles such as digital obsolescence, data integrity, cybersecurity threats, and infrastructure limitations. The paper explores technological advancements like digital preservation tools, open-source platforms, cloud storage, and automation that can mitigate these challenges. Organizational and policy issues, including institutional policies, funding, legal considerations, and the need for collaboration, are also discussed. The study advocates for comprehensive preservation policies, strategic funding, enhanced legal frameworks, and strengthened institutional collaboration. It calls for a proactive approach to ensure ETDs' long-term accessibility and reliability, urging stakeholders to prioritize and invest in preservation efforts to safeguard these critical academic resources for future generations.</text:p>
          </table:table-cell>
          <table:table-cell office:value-type="string" calcext:value-type="string">
            <text:p>Shahzeb Hassan</text:p>
          </table:table-cell>
          <table:table-cell office:value-type="string" calcext:value-type="string">
            <text:p>library@auts.ac.in</text:p>
          </table:table-cell>
          <table:table-cell office:value-type="string" calcext:value-type="string">
            <text:p>Shahzeb Hassan (Akal University)*; Subhajit Panda (Chandigarh University)</text:p>
          </table:table-cell>
          <table:table-cell office:value-type="string" calcext:value-type="string">
            <text:p>Hassan, Shahzeb*; Panda, Subhajit</text:p>
          </table:table-cell>
          <table:table-cell office:value-type="string" calcext:value-type="string">
            <text:p>library@auts.ac.in*; suvapanda007@gmail.com</text:p>
          </table:table-cell>
          <table:table-cell office:value-type="string" calcext:value-type="string">
            <text:p>ETD2024 Full Papers Submissions</text:p>
          </table:table-cell>
          <table:table-cell office:value-type="string" calcext:value-type="string">
            <text:p>General Isssues Related to ETDs</text:p>
          </table:table-cell>
          <table:table-cell/>
        </table:table-row>
      </table:table>
      <table:table table:name="ETD2024 Posters Submissions" table:style-name="ta1">
        <table:table-column table:style-name="co1" table:number-columns-repeated="13" table:default-cell-style-name="Default"/>
        <table:table-row table:style-name="ro1">
          <table:table-cell office:value-type="string" calcext:value-type="string">
            <text:p>ETD2024 Posters Submissions</text:p>
          </table:table-cell>
          <table:table-cell table:number-columns-repeated="12"/>
        </table:table-row>
        <table:table-row table:style-name="ro1">
          <table:table-cell table:number-columns-repeated="13"/>
        </table:table-row>
        <table:table-row table:style-name="ro1">
          <table:table-cell table:style-name="ce1" office:value-type="string" calcext:value-type="string">
            <text:p>Paper ID</text:p>
          </table:table-cell>
          <table:table-cell office:value-type="string" calcext:value-type="string">
            <text:p>Created</text:p>
          </table:table-cell>
          <table:table-cell office:value-type="string" calcext:value-type="string">
            <text:p>Last Modified</text:p>
          </table:table-cell>
          <table:table-cell office:value-type="string" calcext:value-type="string">
            <text:p>Paper Title</text:p>
          </table:table-cell>
          <table:table-cell office:value-type="string" calcext:value-type="string">
            <text:p>Abstract</text:p>
          </table:table-cell>
          <table:table-cell office:value-type="string" calcext:value-type="string">
            <text:p>Primary Contact Author Name</text:p>
          </table:table-cell>
          <table:table-cell office:value-type="string" calcext:value-type="string">
            <text:p>Primary Contact Author Email</text:p>
          </table:table-cell>
          <table:table-cell office:value-type="string" calcext:value-type="string">
            <text:p>Authors</text:p>
          </table:table-cell>
          <table:table-cell office:value-type="string" calcext:value-type="string">
            <text:p>Author Names</text:p>
          </table:table-cell>
          <table:table-cell office:value-type="string" calcext:value-type="string">
            <text:p>Author Emails</text:p>
          </table:table-cell>
          <table:table-cell office:value-type="string" calcext:value-type="string">
            <text:p>Track Name</text:p>
          </table:table-cell>
          <table:table-cell office:value-type="string" calcext:value-type="string">
            <text:p>Primary Subject Area</text:p>
          </table:table-cell>
          <table:table-cell office:value-type="string" calcext:value-type="string">
            <text:p>Secondary Subject Areas</text:p>
          </table:table-cell>
        </table:table-row>
        <table:table-row table:style-name="ro1">
          <table:table-cell office:value-type="float" office:value="8" calcext:value-type="float">
            <text:p>8</text:p>
          </table:table-cell>
          <table:table-cell office:value-type="string" calcext:value-type="string">
            <text:p>4/3/2024 2:38:44 PM +00:00</text:p>
          </table:table-cell>
          <table:table-cell office:value-type="string" calcext:value-type="string">
            <text:p>8/10/2024 8:26:39 AM +00:00</text:p>
          </table:table-cell>
          <table:table-cell office:value-type="string" calcext:value-type="string">
            <text:p>Enhancing Access to Scholarly Knowledge: Strategies for Promoting Open Access ETDs in Sri Lanka </text:p>
          </table:table-cell>
          <table:table-cell office:value-type="string" calcext:value-type="string">
            <text:p>Introduction<text:line-break/>With the emergence of digital technology and the advancement of open access initiatives, the accessibility and dissemination of scholarly knowledge have undergone a significant transformation. This has been evident in Sri Lanka, as in many other parts of the world. There is a pressing need to increase access to scholarly knowledge and promote the adoption of open access principles, particularly in the realm of ETDs. ETD plays a dynamic role as repositories of treasured research output, representing the high point of academic activities. Though there are significant number of scholarly output produced by universities and research institutions in Sri Lanka, access to this knowledge remains limited. Traditional bottlenecks, such as subscription fees and restricted access models, prevent the broader dissemination of research findings, hindering the possible impact of Sri Lankan scholarship on a global scale. At this juncture, the elevation of open access ETD repositories are paramount importance to the Sri Lanka. Open access facilitates the unrestricted online availability of scholarly literature, enabling anyone, anywhere, to access, read, download, and distribute research outputs freely. <text:line-break/>Objectives<text:line-break/>•<text:tab/>To Assess the Current Scenario in Sri Lanka <text:line-break/>•<text:tab/>To Develop Strategies for Promoting Open Access ETDs<text:line-break/>•<text:tab/>To Promote Collaboration and Capacity Building<text:line-break/>Methodology<text:line-break/>A comprehensive review of existing literature, scholarly articles, reports, and best practices related to open access ETDs were conducted. In depth reviews were conducted on existing policies and guidelines related to ETDs, copyright, open access, and scholarly communication at the national and institutional levels in Sri Lanka.<text:line-break/>Results<text:line-break/>Key barriers to the accessibility and dissemination of ETDs in Sri Lanka, including limited awareness of open access principles, inadequate technical infrastructure, and legal and copyright concerns were identified. It is revealed that there are institutions who have already implemented open access policies and others need support and guidance to implement the ETD repositories. Moreover, it is important to promote open access strategies such as policy development, repository infrastructure, metadata standards, and capacity building and collaboration among universities, libraries, government agencies, and international partners to support the implementation of open access ETD initiatives. Awareness programs and knowledge exchange are needed regular basis to build the capacity of researchers, librarians, and administrators in managing and promoting open access ETDs in both countries.<text:line-break/>Conclusion<text:line-break/>Open access ETDs have the potential to significantly improve the accessibility and visibility of Sri Lankan scholarly knowledge, promoting collaboration, innovation, and knowledge exchange both domestically and internationally. To address the bottlenecks such as technical infrastructure, legal concerns, and awareness gaps is crucial for the successful implementation of open access ETD initiatives. In the same vein, collaboration among stakeholders, including universities, libraries, government agencies, and international partners, is essential for advancing open access ETDs in Sri Lanka. It is needed to promote a culture of open access and guarantee the sustainability of open access ETD initiatives in Sri Lanka as a developing nation.<text:line-break/><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Ravindu Sachintha (Chartered Institute of Personnel Management); Ashini Maxworth (Sabaragamuwa University)</text:p>
          </table:table-cell>
          <table:table-cell office:value-type="string" calcext:value-type="string">
            <text:p>Perera, Kamani*; Sachintha, Ravindu; Maxworth, Ashini</text:p>
          </table:table-cell>
          <table:table-cell office:value-type="string" calcext:value-type="string">
            <text:p>kamani@cipmlk.org*; ravindu.s@cipmlk.org; maxworth@ssl.sab.ac.lk</text:p>
          </table:table-cell>
          <table:table-cell office:value-type="string" calcext:value-type="string">
            <text:p>ETD2024 Posters Submissions</text:p>
          </table:table-cell>
          <table:table-cell office:value-type="string" calcext:value-type="string">
            <text:p>ETDs and Open Access</text:p>
          </table:table-cell>
          <table:table-cell/>
        </table:table-row>
        <table:table-row table:style-name="ro1">
          <table:table-cell office:value-type="float" office:value="11" calcext:value-type="float">
            <text:p>11</text:p>
          </table:table-cell>
          <table:table-cell office:value-type="string" calcext:value-type="string">
            <text:p>4/12/2024 2:12:27 PM +00:00</text:p>
          </table:table-cell>
          <table:table-cell office:value-type="string" calcext:value-type="string">
            <text:p>8/10/2024 8:26:55 AM +00:00</text:p>
          </table:table-cell>
          <table:table-cell office:value-type="string" calcext:value-type="string">
            <text:p>Enhancing Electronic Thesis and Dissertation Visibility: A Focus on Institutional Repository Platforms and Inherent Challenges in the Nigerian Context</text:p>
          </table:table-cell>
          <table:table-cell office:value-type="string" calcext:value-type="string">
            <text:p>Electronic Theses and Dissertations (ETDs) are an essential part of academic work since they provide insightful analysis and significant contributions to the international academic community. Platforms for institutional repositories (IRs) are vital conduits for the international distribution and availability of ETDs. However, there is a notable disparity in the visibility and accessibility of ETDs due to particular difficulties with the implementation and efficacy of IR platforms in Nigerian institutions. With a focus on the difficulties Nigerian institutions confront, this paper examines how institutional repository platforms might improve the visibility of ETDs globally. The study emphasises the transformative potential of IR platforms in boosting the impact and dissemination of ETDs through a comprehensive evaluation of the literature. It also emphasises how critical it is to fill up the knowledge vacuum in the literature about the application and efficacy of IR platforms in Nigerian academic institutions.<text:line-break/><text:line-break/>This study used a mixed-methods approach, combining qualitative investigation through stakeholder surveys and interviews with Nigerian institutions' stakeholders with quantitative analysis of IR availability and usage data. The quantitative analysis looks at IR availability, citation counts, download trends, and ETD submission rates on IR platforms to get a sense of how visible Nigerian ETDs are right now. Qualitative approaches explore the particular obstacles Nigerian institutions have in efficiently leveraging IR platforms, such as infrastructure limits, institutional support, cultural considerations, and knowledge gaps. Compiling quantitative and qualitative data allows for a more thorough understanding of the intricate relationships surrounding ETD deployment and visibility in Nigerian context. The study exposes inherent challenges to the efficient use of IR platforms. These results demonstrate how urgently customised interventions are needed to solve these issues and raise Nigerian ETDs' profile internationally. <text:line-break/><text:line-break/>The study makes further recommendations based on its findings on the use of IR platforms in Nigerian institutions. These recommendations include making investments in technology infrastructure, starting capacity-building programmes, proposing a cultural mind shift, advocating for open access laws in policy, and encouraging stakeholder collaboration. Through implementation of these suggestions, Nigerian establishments can surmount current obstacles and utilise IR channels to augment the prominence and influence of their ETDs on the international academic scene<text:line-break/><text:line-break/>This study clarifies the unique difficulties encountered by Nigerian institutions while also enhancing knowledge of the function of institutional repository platforms in increasing ETD visibility. Through the implementation of focused interventions and the resolution of these issues, stakeholders can strive to promote increased inclusivity and involvement in the worldwide ecosystem of academic communication.<text:line-break/><text:line-break/>Keywords: Nigerian Electronic Theses and Dissertations (ETDs), Institutional Repository Challenges, Global Research Visibility Gap, Open Access Scholarship, Digital Divide Impact, Nigeria Universities.<text:line-break/>Word count: 403</text:p>
          </table:table-cell>
          <table:table-cell office:value-type="string" calcext:value-type="string">
            <text:p>Okhakhu O. David</text:p>
          </table:table-cell>
          <table:table-cell office:value-type="string" calcext:value-type="string">
            <text:p>okhakhu.david@lcu.edu.ng</text:p>
          </table:table-cell>
          <table:table-cell office:value-type="string" calcext:value-type="string">
            <text:p>Okhakhu O. David (Lead City University, Ibadan)*; Sophia Adeyeye (Lead City University, Ibadan)</text:p>
          </table:table-cell>
          <table:table-cell office:value-type="string" calcext:value-type="string">
            <text:p>David, Okhakhu O.*; Adeyeye, Sophia</text:p>
          </table:table-cell>
          <table:table-cell office:value-type="string" calcext:value-type="string">
            <text:p>okhakhu.david@lcu.edu.ng*; adeyeye.sophia@lcu.edu.ng</text:p>
          </table:table-cell>
          <table:table-cell office:value-type="string" calcext:value-type="string">
            <text:p>ETD2024 Posters Submissions</text:p>
          </table:table-cell>
          <table:table-cell office:value-type="string" calcext:value-type="string">
            <text:p>Institutional Repository Platforms</text:p>
          </table:table-cell>
          <table:table-cell/>
        </table:table-row>
        <table:table-row table:style-name="ro1">
          <table:table-cell office:value-type="float" office:value="25" calcext:value-type="float">
            <text:p>25</text:p>
          </table:table-cell>
          <table:table-cell office:value-type="string" calcext:value-type="string">
            <text:p>4/26/2024 10:47:29 PM +00:00</text:p>
          </table:table-cell>
          <table:table-cell office:value-type="string" calcext:value-type="string">
            <text:p>8/10/2024 8:27:09 AM +00:00</text:p>
          </table:table-cell>
          <table:table-cell office:value-type="string" calcext:value-type="string">
            <text:p>ACCESSIBILITY AND USE OF ELECTRONIC THESIS AND RESEARCH PRODUCTIVITY OF POST GRADUATE STUDENTS IN KAMPALA INTERNATIONAL UNIVERSITY UGANDA. By</text:p>
          </table:table-cell>
          <table:table-cell office:value-type="string" calcext:value-type="string">
            <text:p><text:line-break/>ACCESSIBILITY AND USE OF ELECTRONIC THESIS AND RESEARCH PRODUCTIVITY OF POST GRADUATE STUDENTS IN KAMPALA INTERNATIONAL UNIVERSITY UGANDA.<text:line-break/>By<text:line-break/> <text:s text:c="40"/>Ubi, Samuel Ibor, Ph.D<text:line-break/>ubi.ibor@kiu.ac.ug<text:line-break/>Department of Library and Information Technology<text:line-break/>Obafemi, Ibukun Oluwa-Chidinma<text:line-break/>Obafemiibukun236@gmail.com<text:line-break/><text:line-break/>Federal College of Agriculture, Ibadan<text:line-break/> <text:s text:c="40"/>Igligli, Joseph Ungwugwaye, Ph.D<text:line-break/> <text:s text:c="51"/>Joseph.igligli@kiu.ac.ug<text:line-break/>Department of Library and Information Technology<text:line-break/> <text:s text:c="44"/>Felicia Undie, Ph.D <text:line-break/> <text:s text:c="39"/>Felicia.Undie@kiu.ac.ug<text:line-break/> <text:s text:c="2"/>Department of Library and Information Technology<text:line-break/><text:line-break/>Keyword(s);<text:line-break/>University, Accessibility, Use, Electronic thesis, Research productivity, Post graduate.<text:line-break/><text:line-break/><text:line-break/><text:line-break/><text:line-break/> <text:s text:c="17"/>Abstract.<text:line-break/>The study investigates Access and Use of Electronic Thesis in Iddi Basajjabala Memorial Library, Kampala International University Uganda and research Productivity of Post Graduate Students. The study adopted a descriptive survey method. The study covered post graduate students in Kampala international University Uganda. Three objectives were formed to guide the study. Out of 895 post graduate students that were used as population 200 were randomly selected as sample which represents 89.5% of the population. Questionnaire was used for data collection. The findings of the study indicates poor accessibility of some major E-thesis/dissertation. Also, the existing E-thesis/dissertation accessible and used are inadequate. Which means, the was no access to adequate E-thesis/dissertations for users due to poor internet and other networking issues. The study also exposed currency of E-thesis/dissertations used. E-thesis found in the institutional repository whose date of publication was after 2018 were found to be fewer in number than those published before 2018. Based on the findings of the study, it was concluded that accessibility and use of <text:s/>E-thesis when taken relatively or individually significantly influence and improve research productivity of post graduate students. The paper recommends that Internet/network facilities should be made available to enhance access and use of relevant E-thesis by post graduate students during research. The institutional repository housing information resources should be updated with current E-thesis/dissertations to meet the current trends of research. <text:line-break/><text:line-break/><text:line-break/></text:p>
          </table:table-cell>
          <table:table-cell office:value-type="string" calcext:value-type="string">
            <text:p>Ibukun <text:s/>Chidinma <text:s/>Obafemi </text:p>
          </table:table-cell>
          <table:table-cell office:value-type="string" calcext:value-type="string">
            <text:p>obafemiibukun236@gmail.com</text:p>
          </table:table-cell>
          <table:table-cell office:value-type="string" calcext:value-type="string">
            <text:p>Samuel Ubi (Federal polytechnic ugep); Ibukun <text:s/>Chidinma <text:s/>Obafemi <text:s/>(Federal college of Agriculture, Ibadan )*; Joseph Igligli (University of calabar,calabar)</text:p>
          </table:table-cell>
          <table:table-cell office:value-type="string" calcext:value-type="string">
            <text:p>Ubi, Samuel; Obafemi , Ibukun <text:s/>Chidinma *; Igligli, Joseph</text:p>
          </table:table-cell>
          <table:table-cell office:value-type="string" calcext:value-type="string">
            <text:p>Ubi.ibor@kiu.ac.ug; obafemiibukun236@gmail.com*; Joseph.igligli@kiu.ac.ug</text:p>
          </table:table-cell>
          <table:table-cell office:value-type="string" calcext:value-type="string">
            <text:p>ETD2024 Posters Submissions</text:p>
          </table:table-cell>
          <table:table-cell office:value-type="string" calcext:value-type="string">
            <text:p>General Isssues Related to ETDs</text:p>
          </table:table-cell>
          <table:table-cell/>
        </table:table-row>
        <table:table-row table:style-name="ro1">
          <table:table-cell office:value-type="float" office:value="27" calcext:value-type="float">
            <text:p>27</text:p>
          </table:table-cell>
          <table:table-cell office:value-type="string" calcext:value-type="string">
            <text:p>5/2/2024 6:06:38 PM +00:00</text:p>
          </table:table-cell>
          <table:table-cell office:value-type="string" calcext:value-type="string">
            <text:p>8/23/2024 5:54:34 PM +00:00</text:p>
          </table:table-cell>
          <table:table-cell office:value-type="string" calcext:value-type="string">
            <text:p>Total Quality Management in ETD Repository at Chartered Institute of Personnel Management (CIPM)</text:p>
          </table:table-cell>
          <table:table-cell office:value-type="string" calcext:value-type="string">
            <text:p>Introduction: As the landscape of education and professional development evolves, the use of Electronic Theses and Dissertations (ETDs) has become integral to knowledge dissemination and research advancement. The Chartered Institute of Personnel Management (CIPM) recognizes the significance of its ETD repository as a valuable resource for HRM professionals. This study focuses on implementing Total Quality Management (TQM) principles in the ETD repository at CIPM to ensure efficiency, accessibility, and the highest standards of content.<text:line-break/>Objectives: <text:line-break/>To identify the areas for improvement through TQM principles<text:line-break/>To assess the impact of these enhancements on user experience and knowledge dissemination<text:line-break/>To make recommendations to improve the quality of ETD repositories in order to provide effective service to the CIPM stakeholders<text:line-break/>Methodology: A comprehensive approach was employed, starting with an analysis of the existing ETD repository at CIPM to identify strengths and areas needing improvement. TQM principles were then applied, including process mapping, stakeholder engagement, and continuous improvement strategies. A survey was conducted among HRM professionals and researchers utilizing the ETD repository to gather feedback on usability, content relevance, and accessibility. Additionally, interviews were conducted with repository administrators and stakeholders to gain insights into challenges and opportunities for enhancement.<text:line-break/>Results: The assessment of the ETD repository at CIPM revealed strengths in terms of content variety and relevance to HRM professionals. However, areas for improvement were identified, including navigation complexity, search functionality, and metadata consistency. Through the application of TQM principles, enhancements were implemented, such as improved metadata tagging, streamlined search features, and user-friendly interface updates. The survey results indicated a positive reception to these enhancements, with users reporting increased satisfaction with the repository's usability and content accessibility.<text:line-break/>Conclusions: In conclusion, this study highlights the importance of implementing TQM principles in the ETD repository at CIPM to ensure it remains a valuable and user-centric resource for HRM professionals. The enhancements made through this process have resulted in a more efficient and user-friendly repository, aligning with the institute's commitment to excellence in knowledge dissemination. Recommendations include regular audits of the repository, ongoing stakeholder engagement, and continuous improvement initiatives to uphold TQM standards. By embracing TQM in the ETD repository, CIPM can continue to support the research and professional development needs of HRM professionals, contributing to the advancement of the field. This research serves as a model for other organizations seeking to optimize their ETD repositories through TQM principles, ultimately fostering a culture of quality and innovation in knowledge management within the HRM community.<text:line-break/></text:p>
          </table:table-cell>
          <table:table-cell office:value-type="string" calcext:value-type="string">
            <text:p>Kamani Perera</text:p>
          </table:table-cell>
          <table:table-cell office:value-type="string" calcext:value-type="string">
            <text:p>kamani@cipmlk.org</text:p>
          </table:table-cell>
          <table:table-cell office:value-type="string" calcext:value-type="string">
            <text:p>Kamani Perera (Chartered Institute of Personnel Management)*; Ruwani Senevirathne (Chartered Institute of Personnel Management); Heather Fernando (Chartered Institute of Personnel Management)</text:p>
          </table:table-cell>
          <table:table-cell office:value-type="string" calcext:value-type="string">
            <text:p>Perera, Kamani*; Senevirathne, Ruwani; Fernando, Heather</text:p>
          </table:table-cell>
          <table:table-cell office:value-type="string" calcext:value-type="string">
            <text:p>kamani@cipmlk.org*; ruwani@cipmlk.org; heather3304@gmail.com</text:p>
          </table:table-cell>
          <table:table-cell office:value-type="string" calcext:value-type="string">
            <text:p>ETD2024 Posters Submissions</text:p>
          </table:table-cell>
          <table:table-cell office:value-type="string" calcext:value-type="string">
            <text:p>ETD Policies and Practices</text:p>
          </table:table-cell>
          <table:table-cell/>
        </table:table-row>
        <table:table-row table:style-name="ro1">
          <table:table-cell office:value-type="float" office:value="33" calcext:value-type="float">
            <text:p>33</text:p>
          </table:table-cell>
          <table:table-cell office:value-type="string" calcext:value-type="string">
            <text:p>5/14/2024 10:20:33 AM +00:00</text:p>
          </table:table-cell>
          <table:table-cell office:value-type="string" calcext:value-type="string">
            <text:p>8/10/2024 8:28:14 AM +00:00</text:p>
          </table:table-cell>
          <table:table-cell office:value-type="string" calcext:value-type="string">
            <text:p>Automatic Summarisation of Electronic Theses and Dissertations for Increased Media Engagement <text:s/></text:p>
          </table:table-cell>
          <table:table-cell office:value-type="string" calcext:value-type="string">
            <text:p>Higher Education Institutions (HEIs) regularly publish manuscripts of academic research which provide useful insights into social, economic and technological issues affecting society (Phiri &amp; M’sendo, n.d.). In the Electronic Theses and Dissertations (ETDs) researchers often provide focus on impact-driven research that has the potential to inform policy direction.<text:line-break/>However, due to the large size of these ETD manuscripts, important stakeholders, such as local mainstream media outlets, find it difficult to synthesise the content of these manuscripts.<text:line-break/>A potential solution would be to take advantage of advances in Artificial Intelligence by using Natural Language Processing (NLP) techniques to summarise the ETDs. Automatic text summarisation as Allahyari defined it, is the task of producing a concise and fluent summary while preserving key information content and overall meaning. The text summarisation techniques can be employed to generate snippets of scholarly research output that is concise and easy to assimilate by non-technical persons. (Allahyari et al., 2017; Ingram et al., n.d.). Existing literature broadly categories automatic summarisation into two broad classes: abstractive summarisation and extractive summarisation. <text:line-break/>This study seeks to understand the challenges with synthesising ETD and design and implementation of software tools to be used to automatically summarise ETDs with a focus on mining text data and designing tools that allow for the automated summarisation and modification of the text, using usable tools.<text:line-break/>Specifically, the objectives of this study are: <text:line-break/>1.<text:tab/>To determine how frequently research findings are reported in mainstream media.<text:line-break/>2.<text:tab/>To investigate challenges with synthesising long documents (ETDs).<text:line-break/>3.<text:tab/>To implement summarisation models for summarising ETDs for public consumption.<text:line-break/>4.<text:tab/>To evaluate the summarisation models.<text:line-break/>The proposed research methodology is as follows:<text:line-break/>●<text:tab/>Frequency of publishing research findings—Manual and automatic content analysis of existing media publications will be conducted to determine the frequency of publishing research findings. <text:line-break/>●<text:tab/>Challenges synthesising ETDs—Interviews will be conducted with purposively sampled journalists from randomly sampled media outlets.<text:line-break/>●<text:tab/>Design and Implementation of ETD summarisation models—Classic text summarisation techniques such as abstractive and extractive summarisation will be employed in order to build the ETD summarisation models. Additionally, publicly available ETDs from HEIs in Zambia will be used to construct a dataset to be used during the study.<text:line-break/>●<text:tab/>Evaluation of ETD summarisation models—Standard evaluation metrics for text summarisation, such as ROUGE (Johnson, n.d.); BLEU (Allahyari et al., 2017; Johnson, n.d.); BERTScore (Bhandari et al., 2020; Zhang et al., n.d.) and METEOR (Ermakova et al., 2019; Johnson, n.d.), will be used to determine the effectiveness of the ETD summarisation models. In addition human evaluation will be employed to determine the perceived usefulness of the ETD summarisation models.<text:line-break/>The study could potentially provide useful information on the challenges of enabling the general public to engage with ETDs and how the application of NLP and automatic text summarisation can help overcome some of the challenges.</text:p>
          </table:table-cell>
          <table:table-cell office:value-type="string" calcext:value-type="string">
            <text:p>Martin C Musonda</text:p>
          </table:table-cell>
          <table:table-cell office:value-type="string" calcext:value-type="string">
            <text:p>martin.musonda@cs.unza.zm</text:p>
          </table:table-cell>
          <table:table-cell office:value-type="string" calcext:value-type="string">
            <text:p>Martin C Musonda (University of Zambia)*; Lighton Phiri (The University of Zambia)</text:p>
          </table:table-cell>
          <table:table-cell office:value-type="string" calcext:value-type="string">
            <text:p>Musonda, Martin C*; Phiri, Lighton</text:p>
          </table:table-cell>
          <table:table-cell office:value-type="string" calcext:value-type="string">
            <text:p>martin.musonda@cs.unza.zm*; lighton.phiri@unza.zm</text:p>
          </table:table-cell>
          <table:table-cell office:value-type="string" calcext:value-type="string">
            <text:p>ETD2024 Posters Submissions</text:p>
          </table:table-cell>
          <table:table-cell office:value-type="string" calcext:value-type="string">
            <text:p>Automatic Analysis of ETDs</text:p>
          </table:table-cell>
          <table:table-cell/>
        </table:table-row>
        <table:table-row table:style-name="ro1">
          <table:table-cell office:value-type="float" office:value="41" calcext:value-type="float">
            <text:p>41</text:p>
          </table:table-cell>
          <table:table-cell office:value-type="string" calcext:value-type="string">
            <text:p>5/17/2024 8:08:13 PM +00:00</text:p>
          </table:table-cell>
          <table:table-cell office:value-type="string" calcext:value-type="string">
            <text:p>8/10/2024 8:28:31 AM +00:00</text:p>
          </table:table-cell>
          <table:table-cell office:value-type="string" calcext:value-type="string">
            <text:p>Making doctoral dissertations available through institutional repositories and Algerian open archives: opportunities and challenges.</text:p>
          </table:table-cell>
          <table:table-cell office:value-type="string" calcext:value-type="string">
            <text:p>The study addresses the problem of making doctoral theses available through open repositories, and the purpose is to reveal the characteristics of theses through repositories, difficulties, challenges, and opportunities and come up with practical recommendations to make theses discoverable, accessible, interoperable, and compatible with FAIR principles.</text:p>
          </table:table-cell>
          <table:table-cell office:value-type="string" calcext:value-type="string">
            <text:p>nadia smaili</text:p>
          </table:table-cell>
          <table:table-cell office:value-type="string" calcext:value-type="string">
            <text:p>n.smaili@univ-dbkm.dz</text:p>
          </table:table-cell>
          <table:table-cell office:value-type="string" calcext:value-type="string">
            <text:p>nadia smaili (library departement)*</text:p>
          </table:table-cell>
          <table:table-cell office:value-type="string" calcext:value-type="string">
            <text:p>smaili, nadia*</text:p>
          </table:table-cell>
          <table:table-cell office:value-type="string" calcext:value-type="string">
            <text:p>n.smaili@univ-dbkm.dz*</text:p>
          </table:table-cell>
          <table:table-cell office:value-type="string" calcext:value-type="string">
            <text:p>ETD2024 Posters Submissions</text:p>
          </table:table-cell>
          <table:table-cell office:value-type="string" calcext:value-type="string">
            <text:p>Institutional Repository Platforms</text:p>
          </table:table-cell>
          <table:table-cell/>
        </table:table-row>
        <table:table-row table:style-name="ro1">
          <table:table-cell office:value-type="float" office:value="46" calcext:value-type="float">
            <text:p>46</text:p>
          </table:table-cell>
          <table:table-cell office:value-type="string" calcext:value-type="string">
            <text:p>5/18/2024 8:13:27 AM +00:00</text:p>
          </table:table-cell>
          <table:table-cell office:value-type="string" calcext:value-type="string">
            <text:p>9/27/2024 7:04:10 PM +00:00</text:p>
          </table:table-cell>
          <table:table-cell office:value-type="string" calcext:value-type="string">
            <text:p>Automatic Electronic Thesis and Dissertation Guideline Verification For Consistently Formatted Manuscripts </text:p>
          </table:table-cell>
          <table:table-cell office:value-type="string" calcext:value-type="string">
            <text:p>Automatic Electronic Thesis and Dissertation Guidelines Verification for Consistently Formatted Manuscripts<text:line-break/><text:line-break/>Introduction:<text:line-break/>Higher Education Institutions worldwide enforce guidelines and academic approaches to ensure scholarly integrity and adherence to academic standards(Razı et al., 2019).The University of Zambia, is not an exception. Just like most HEIs it offers <text:s/>training to postgraduate students and one of the key aspects of postgraduate training is producing an Electronic Thesis and Dissertation manuscript. The Directorate of Research and Graduate Studies (DRGS) at the University of Zambia provides guidelines which stipulate how ETD’s should be formatted. However, the process of <text:s/>checking for conformance is a manual and tedious procedure, resulting in submission of inconsistently formatted manuscripts in the Institutional Repository (IR). <text:line-break/>To address this challenge our <text:s/>project seeks to implement a tool that will automate the process of checking ETD’s compliance against established postgraduate guidelines. The tool will leverage data mining techniques to perform these tasks. More specifically, Document Layout Analysis (DLA) (Binmakhashen &amp; Mahmoud, 2019) will be the core approach used in <text:s/>the implementation. The tool will flag off portions of ETD manuscripts that do not <text:s/>conform to established guidelines. Hence, this will help resolve the inconsistencies in the format of submitted manuscripts.<text:line-break/>Methodology:<text:line-break/>Using a mixed methods approach, document analysis will be employed to understand the postgraduate guidelines stipulated in the “Regulations and Guidelines for Postgraduate Studies” guidelines document; content analysis will be used on randomly sampled ETDs in order to experimentally determine the extent of the problem and, finally, a DLA Natural Language Processing model will be developed and evaluated using standard DLA metrics such as.Structure Similarity Index and Intersection over Union.<text:line-break/>Results:<text:line-break/>This study is part of ongoing work aimed at developing an automated tool that will be verifying ETD manuscripts compliance against postgraduate guidelines. Upon successful completion of this project, we anticipate a reduced workload associated with the process of manually checking if manuscripts conform to postgraduate guidelines, freeing up time and resources to handle other academic tasks like attending more to the content of the manuscripts. Not only that, academic integrity is consequently going to be improved through the standardisation of ETD formats and this will add to the university’s reputation and credibility.<text:line-break/>In conclusion, the development of an ETD automatic guideline verification tool presents an opportunity to enhance efficiency as well as promote consistency in the quality of ETDs while alleviating the challenges faced in the process of manually checking for compliance consequently reducing the workload for students, supervisors and examiners alike. <text:line-break/><text:line-break/>Binmakhashen, G. M., &amp; Mahmoud, S. A. (2019). Document Layout Analysis: A Comprehensive Survey. ACM Comput. Surv., 52(6), 1–36.<text:line-break/>Mishra, B. K., &amp; Kumar, R. (2020). Natural Language Processing in Artificial Intelligence.<text:line-break/>Razı, S., Glendinning, I., &amp; Foltýnek, T. (2019). Towards Consistency and Transparency in Academic Integrity. Peter Lang Gmbh, Internationaler Verlag Der Wissenschaften.<text:line-break/></text:p>
          </table:table-cell>
          <table:table-cell office:value-type="string" calcext:value-type="string">
            <text:p>Lwiime Shansonga</text:p>
          </table:table-cell>
          <table:table-cell office:value-type="string" calcext:value-type="string">
            <text:p>2020002353@student.unza.zm</text:p>
          </table:table-cell>
          <table:table-cell office:value-type="string" calcext:value-type="string">
            <text:p>Lwiime Shansonga (The University of Zambia)*; Mubanga <text:s/>C Chibesa (University of Zambia ); Albertinah Mooka (University of Zambia); GIFT MUWELE (UNZA); Lighton Phiri (The University of Zambia)</text:p>
          </table:table-cell>
          <table:table-cell office:value-type="string" calcext:value-type="string">
            <text:p>Shansonga, Lwiime*; Chibesa, Mubanga <text:s/>C; Mooka, Albertinah; MUWELE, GIFT; Phiri, Lighton</text:p>
          </table:table-cell>
          <table:table-cell office:value-type="string" calcext:value-type="string">
            <text:p>2020002353@student.unza.zm*; 2020031345@student.unza.zm; 2020019299@student.unza.zm; 2020014203@student.unza.zm; lighton.phiri@unza.zm</text:p>
          </table:table-cell>
          <table:table-cell office:value-type="string" calcext:value-type="string">
            <text:p>ETD2024 Posters Submissions</text:p>
          </table:table-cell>
          <table:table-cell office:value-type="string" calcext:value-type="string">
            <text:p>Automatic Analysis of ETDs</text:p>
          </table:table-cell>
          <table:table-cell/>
        </table:table-row>
        <table:table-row table:style-name="ro1">
          <table:table-cell office:value-type="float" office:value="47" calcext:value-type="float">
            <text:p>47</text:p>
          </table:table-cell>
          <table:table-cell office:value-type="string" calcext:value-type="string">
            <text:p>5/18/2024 9:37:55 AM +00:00</text:p>
          </table:table-cell>
          <table:table-cell office:value-type="string" calcext:value-type="string">
            <text:p>10/1/2024 12:16:24 PM +00:00</text:p>
          </table:table-cell>
          <table:table-cell office:value-type="string" calcext:value-type="string">
            <text:p>Design and Implementation of an Interoperable Zambia National Electronic Thesis and Dissertation Portal</text:p>
          </table:table-cell>
          <table:table-cell office:value-type="string" calcext:value-type="string">
            <text:p>Introduction<text:line-break/>Zambia boasts a significant number of Higher Learning Institutions (HEI) contributing to a vibrant academic landscape marked by prolific scholarly research output. The Higher Education Authority (HEA) reports a total of 123 HEIs as of 2024 (Higher Education Authority, 2018). A number of the 123 HEIs offer postgraduate programmes which, in part, will require students to produce a thesis or dissertation manuscripts. Increasingly, such manuscripts are stored in electronic form, resulting in so-called Electronic Theses and Dissertations (ETDs). Existing literature reports that a total of 10 HEIs have implemented Institutional Repositories (IRs), with eight (8) of them still functional (Chisale &amp; Phiri, 2023). <text:line-break/><text:line-break/>Motivation:<text:line-break/><text:line-break/>With the increase in the number of HEIs offering postgraduate programmes and, additionally, the rise in the adoption and implementation of IRs, discoverability of such scholarly outputs is compromised. In addition, assessment of the quality of ETDs by entities such as HEA is challenging. A potential solution to this problem is the implementation of a platform to provide centralised access to the ETDs. <text:line-break/><text:line-break/>Methodology:<text:line-break/><text:line-break/>A national ETD portal has been implemented and primarily makes use of the Open Archives Initiative Protocol for Metadata Harvesting (OAI-PMH) to harvest ETD metadata from HEI IRs across Zambia. By leveraging OAI-PMH, the portal ensures efficient and standardized retrieval of metadata, enabling seamless integration of ETDs into its centralized repository. Additionally, ongoing monitoring and maintenance will be conducted to uphold the functionality and usability of the portal.<text:line-break/><text:line-break/>Results:<text:line-break/><text:line-break/>It is expected that the centralised repository of ETDs will significantly improve accessibility to scholarly resources for researchers in Zambia. By providing a single platform for accessing ETDs from various institutions, researchers will be able to save time and effort in searching for relevant materials. It is expected that the portal will lead to increased visibility and recognition of research output from higher learning institutions in Zambia.<text:line-break/>Chisale, A., &amp; Phiri, L. (2023, November 17). Towards Metadata Completeness in National ETD Portals for Improved Discoverability. 26th International Symposium on Eletronic Theses and Dissertations. ETD 2023, Gujarat, Indian. http://docs.ndltd.org/metadata/etd2023/9/index.html<text:line-break/>Higher Education Authority. (2018, January 4). Higher Education Authority. Higher Education Authority - Ensuring Quality in Higher Education; Higher Education Authority. https://hea.org.zm</text:p>
          </table:table-cell>
          <table:table-cell office:value-type="string" calcext:value-type="string">
            <text:p>Elijah Chileshe</text:p>
          </table:table-cell>
          <table:table-cell office:value-type="string" calcext:value-type="string">
            <text:p>elijah.chileshe@cs.unza.zm</text:p>
          </table:table-cell>
          <table:table-cell office:value-type="string" calcext:value-type="string">
            <text:p>Elijah Chileshe (The University of Zambia)*; Lighton Phiri (The University of Zambia)</text:p>
          </table:table-cell>
          <table:table-cell office:value-type="string" calcext:value-type="string">
            <text:p>Chileshe, Elijah*; Phiri, Lighton</text:p>
          </table:table-cell>
          <table:table-cell office:value-type="string" calcext:value-type="string">
            <text:p>elijah.chileshe@cs.unza.zm*; lighton.phiri@unza.zm</text:p>
          </table:table-cell>
          <table:table-cell office:value-type="string" calcext:value-type="string">
            <text:p>ETD2024 Posters Submissions</text:p>
          </table:table-cell>
          <table:table-cell office:value-type="string" calcext:value-type="string">
            <text:p>ETD Implementation Use Cases</text:p>
          </table:table-cell>
          <table:table-cell/>
        </table:table-row>
        <table:table-row table:style-name="ro1">
          <table:table-cell office:value-type="float" office:value="51" calcext:value-type="float">
            <text:p>51</text:p>
          </table:table-cell>
          <table:table-cell office:value-type="string" calcext:value-type="string">
            <text:p>6/7/2024 2:45:24 PM +00:00</text:p>
          </table:table-cell>
          <table:table-cell office:value-type="string" calcext:value-type="string">
            <text:p>10/4/2024 2:52:06 PM +00:00</text:p>
          </table:table-cell>
          <table:table-cell office:value-type="string" calcext:value-type="string">
            <text:p>Exploring AI-driven strategies for enhancing the visibility of E-Theses in Shodhganga Repository</text:p>
          </table:table-cell>
          <table:table-cell office:value-type="string" calcext:value-type="string">
            <text:p>Exploring AI-driven strategies for enhancing the visibility of E-Theses in Shodhganga Repository<text:line-break/><text:line-break/>Vivek Ranjan¹, Nabajit Saikia², Manoj Kumar K³., Surbhi⁴<text:line-break/><text:line-break/>Shodhganga Repository, managed by the INFLIBNET Centre, serves as a national digital repository for Indian electronic theses and dissertations (ETDs). It plays a crucial role in the academic ecosystem by providing a platform for researchers to access an extensive collection of scholarly works, thereby contributing to academic and research excellence. Despite its significance, Shodhganga faces several challenges in managing ETDs, including inconsistent metadata quality, manual entry errors, and a lack of comprehensive metadata for some records. With over 500,000 theses from various universities across India and continuously increasing annually covering diverse subjects such as science, technology, humanities, and social sciences, the repository requires robust solutions to streamline its management processes and enhance user experience. AI has involved to facilitate the technological solutions in various sectors which need human intelligence. There are many areas including the creation of ETDs as well as disseminations of the knowledge by picking up knowledge snippets to help the researchers. This poster proposes the efforts and integration of Artificial Intelligence (AI) in creation and managing ETDs to addressing the challenges and improve ETD management in Shodhganga.<text:line-break/><text:line-break/>Objectives<text:line-break/><text:line-break/>•<text:tab/>Primary Goal: To provide a comprehensive flowchart and step-by-step implementation plan for enhancing ETD management in Shodhganga using AI, based on literature review.<text:line-break/>•<text:tab/>Specific Objectives:<text:line-break/>o<text:tab/>Illustrate AI-driven solutions for improving metadata quality and consistency.<text:line-break/>o<text:tab/>Outline steps to enhance search and retrieval functionalities.<text:line-break/>o<text:tab/>Present a roadmap for increasing user engagement and satisfaction.<text:line-break/><text:line-break/>The implementation plan for these AI-driven solutions is divided into three phases: Research and Development, Testing as prototype, and Full-Scale Deployment. During the Research and Development phase, a detailed literature review will identify best practices in AI-driven ETD management, and current management practices in Shodhganga will be analyzed to pinpoint areas for improvement. AI models for metadata creation, search enhancement, and recommendations will be developed and tested. The Pilot Testing phase will involve implementing these solutions on a subset of ETDs, collecting user feedback, and refining the algorithms based on initial results. Finally, in the Full-Scale Deployment phase, the AI solutions will be rolled out across the entire Shodhganga repository, with continuous monitoring and iterative improvements to ensure optimal performance and adaptation to new data.<text:line-break/><text:line-break/>Expected Outcome<text:line-break/><text:line-break/>Integrating AI into Shodhganga’s ETD management will streamline processes, reduce manual workload, and enhance efficiency. Improved search, personalized recommendations, and better metadata will enhance user experience and discoverability. Integration with external databases will broaden research access, making Shodhganga a more valuable resource for the academic community.<text:line-break/><text:line-break/>Visual Elements for Poster<text:line-break/><text:line-break/>Figure 1: Flowchart of AI-driven ETD Management Process.<text:line-break/>Figure 2: Automated Metadata Extraction Flowchart<text:line-break/>Figure 3: Flowchart of Graph Machine Learning for Metadata Quality Enhancement<text:line-break/>Figure 4: Diagram Illustrating Semantic Search Implementation<text:line-break/>Figure 5: Diagram Depicting Personalized Recommendation System<text:line-break/>Figure 6: Diagram Automated Content Tagging and Classification<text:line-break/>Figure 7: Metadata Standardization Process Diagram<text:line-break/>Figure 8: Integration External Databases with Diagram Illustration<text:line-break/>Figure 9: Graph showing the expected outcome for the enhancement of Shodhganga<text:line-break/><text:line-break/><text:line-break/>References<text:line-break/><text:line-break/>Shodhganga, INFLIBNET Centre. Available at: [https://shodhganga.inflibnet.ac.in/]<text:line-break/></text:p>
          </table:table-cell>
          <table:table-cell office:value-type="string" calcext:value-type="string">
            <text:p>Vivek <text:s/>Mr <text:s/>Ranjan </text:p>
          </table:table-cell>
          <table:table-cell office:value-type="string" calcext:value-type="string">
            <text:p>vranjan930@gmail.com</text:p>
          </table:table-cell>
          <table:table-cell office:value-type="string" calcext:value-type="string">
            <text:p>Vivek <text:s/>Mr <text:s/>Ranjan <text:s/>(INFLIBNET )*; Nabajit Saikia (INFLIBNET Centre); Manoj Kumar K (INFLIBNET Centre); Surbhi . (INFLIBNET Centre)</text:p>
          </table:table-cell>
          <table:table-cell office:value-type="string" calcext:value-type="string">
            <text:p>Ranjan , Vivek <text:s/>Mr *; Saikia, Nabajit; K, Manoj Kumar; ., Surbhi</text:p>
          </table:table-cell>
          <table:table-cell office:value-type="string" calcext:value-type="string">
            <text:p>vranjan930@gmail.com*; shodhgangaadmin@inflibnet.ac.in; manoj@inflibnet.ac.in; surbhi@inflibnet.ac.in</text:p>
          </table:table-cell>
          <table:table-cell office:value-type="string" calcext:value-type="string">
            <text:p>ETD2024 Posters Submissions</text:p>
          </table:table-cell>
          <table:table-cell office:value-type="string" calcext:value-type="string">
            <text:p>Automatic Analysis of ETDs</text:p>
          </table:table-cell>
          <table:table-cell/>
        </table:table-row>
        <table:table-row table:style-name="ro1">
          <table:table-cell office:value-type="float" office:value="55" calcext:value-type="float">
            <text:p>55</text:p>
          </table:table-cell>
          <table:table-cell office:value-type="string" calcext:value-type="string">
            <text:p>6/15/2024 10:10:23 AM +00:00</text:p>
          </table:table-cell>
          <table:table-cell office:value-type="string" calcext:value-type="string">
            <text:p>10/1/2024 9:41:51 AM +00:00</text:p>
          </table:table-cell>
          <table:table-cell office:value-type="string" calcext:value-type="string">
            <text:p>Creating an Electronic Thesis Database (ETD) using OMEKA. The Zimbabwe Open University experience</text:p>
          </table:table-cell>
          <table:table-cell office:value-type="string" calcext:value-type="string">
            <text:p>The purpose of this study was to establish the<text:line-break/>implementation experiences of the<text:line-break/>Zimbabwe Open University librarians in<text:line-break/>creating an Electronic Thesis and<text:line-break/>Dissertation Database (ETD) using OMEKA<text:line-break/>over Dspace software. The study explored<text:line-break/>the successes and challenges that were<text:line-break/>faced when coming up with the new<text:line-break/>institutional repository. The objectives of the<text:line-break/>study were to: (i) Establish the benefits of<text:line-break/>using OMEKA over DSpace. (ii) Establish the<text:line-break/>challenges faced in implementing the new<text:line-break/>ETD database. (iii) Highlight the benefits<text:line-break/>accrued from establishing the ETD. The<text:line-break/>study was qualitative in nature and used the<text:line-break/>phenomenology paradigm. Data was<text:line-break/>collected from all Librarians and Library IT<text:line-break/>staff at the Zimbabwe Open University that<text:line-break/>were involved in the implementation of the<text:line-break/>new repository. An interview guide was<text:line-break/>drafted in order to collect responses from the<text:line-break/>target population. The study was significant<text:line-break/>in that it gave a comparison of DSpace and<text:line-break/>OMEKA as two open source software that<text:line-break/>were available on the market. Results of the<text:line-break/>study revealed that lack of trained staff was<text:line-break/>one of the major problems in creating the<text:line-break/>ETDs.<text:line-break/><text:line-break/>Key words <text:s text:c="3"/>OMEKA, DSpace, Institutional Repositories, Thesis, database<text:line-break/></text:p>
          </table:table-cell>
          <table:table-cell office:value-type="string" calcext:value-type="string">
            <text:p>Nobbie Kandira</text:p>
          </table:table-cell>
          <table:table-cell office:value-type="string" calcext:value-type="string">
            <text:p>kandiran@zou.ac.zw</text:p>
          </table:table-cell>
          <table:table-cell office:value-type="string" calcext:value-type="string">
            <text:p>Nobbie Kandira (Zimbabwe Open University)*; Edwin T Madziwo (Zimbabwe Open University)</text:p>
          </table:table-cell>
          <table:table-cell office:value-type="string" calcext:value-type="string">
            <text:p>Kandira, Nobbie*; Madziwo, Edwin T</text:p>
          </table:table-cell>
          <table:table-cell office:value-type="string" calcext:value-type="string">
            <text:p>kandiran@zou.ac.zw*; madziwoe@zou.ac.zw</text:p>
          </table:table-cell>
          <table:table-cell office:value-type="string" calcext:value-type="string">
            <text:p>ETD2024 Posters Submissions</text:p>
          </table:table-cell>
          <table:table-cell office:value-type="string" calcext:value-type="string">
            <text:p>ETD Implementation Use Cases</text:p>
          </table:table-cell>
          <table:table-cell/>
        </table:table-row>
      </table:table>
      <table:table table:name="ETD 2024 Workshops and Tuto..." table:style-name="ta1">
        <table:table-column table:style-name="co1" table:number-columns-repeated="13" table:default-cell-style-name="Default"/>
        <table:table-row table:style-name="ro1">
          <table:table-cell office:value-type="string" calcext:value-type="string">
            <text:p>ETD 2024 Workshops and Tutorials Submissions</text:p>
          </table:table-cell>
          <table:table-cell table:number-columns-repeated="12"/>
        </table:table-row>
        <table:table-row table:style-name="ro1">
          <table:table-cell table:number-columns-repeated="13"/>
        </table:table-row>
        <table:table-row table:style-name="ro1">
          <table:table-cell table:style-name="ce1" office:value-type="string" calcext:value-type="string">
            <text:p>Paper ID</text:p>
          </table:table-cell>
          <table:table-cell table:style-name="ce1" office:value-type="string" calcext:value-type="string">
            <text:p>Created</text:p>
          </table:table-cell>
          <table:table-cell table:style-name="ce1" office:value-type="string" calcext:value-type="string">
            <text:p>Last Modified</text:p>
          </table:table-cell>
          <table:table-cell office:value-type="string" calcext:value-type="string">
            <text:p>Paper Title</text:p>
          </table:table-cell>
          <table:table-cell office:value-type="string" calcext:value-type="string">
            <text:p>Abstract</text:p>
          </table:table-cell>
          <table:table-cell office:value-type="string" calcext:value-type="string">
            <text:p>Primary Contact Author Name</text:p>
          </table:table-cell>
          <table:table-cell office:value-type="string" calcext:value-type="string">
            <text:p>Primary Contact Author Email</text:p>
          </table:table-cell>
          <table:table-cell office:value-type="string" calcext:value-type="string">
            <text:p>Authors</text:p>
          </table:table-cell>
          <table:table-cell office:value-type="string" calcext:value-type="string">
            <text:p>Author Names</text:p>
          </table:table-cell>
          <table:table-cell office:value-type="string" calcext:value-type="string">
            <text:p>Author Emails</text:p>
          </table:table-cell>
          <table:table-cell office:value-type="string" calcext:value-type="string">
            <text:p>Track Name</text:p>
          </table:table-cell>
          <table:table-cell office:value-type="string" calcext:value-type="string">
            <text:p>Primary Subject Area</text:p>
          </table:table-cell>
          <table:table-cell office:value-type="string" calcext:value-type="string">
            <text:p>Secondary Subject Areas</text:p>
          </table:table-cell>
        </table:table-row>
        <table:table-row table:style-name="ro1">
          <table:table-cell office:value-type="float" office:value="17" calcext:value-type="float">
            <text:p>17</text:p>
          </table:table-cell>
          <table:table-cell office:value-type="string" calcext:value-type="string">
            <text:p>4/24/2024 8:47:37 AM +00:00</text:p>
          </table:table-cell>
          <table:table-cell office:value-type="string" calcext:value-type="string">
            <text:p>7/11/2024 6:48:22 AM +00:00</text:p>
          </table:table-cell>
          <table:table-cell office:value-type="string" calcext:value-type="string">
            <text:p>Leveraging ORCID's Global Participation Program and Regional Consortium Approach to enhance Global <text:s/>ETD discoverability and reuse.</text:p>
          </table:table-cell>
          <table:table-cell office:value-type="string" calcext:value-type="string">
            <text:p>This workshop proposal aims to explore strategies for leveraging ORCID and Persistent Identifiers (PIDs) to enhance the discoverability and reusability of Electronic Theses and Dissertations (ETDs) on a global scale. ETDs represent a vital component of scholarly communication, providing valuable insights and contributions to research across various disciplines. However, their full potential often remains untapped due to challenges related to visibility, accessibility, and interoperability.<text:line-break/><text:line-break/>ORCID, providing an open registry and a unique identifier for researchers, offers a transformative solution to address these challenges by placing researchers at the center of scholarly communication. With over 6000 connected systems worldwide, ORCID provides a robust infrastructure to facilitate trusted data exchange through <text:s/>integrations with global scholarly systems and indexes. By adopting ORCID in ETD repositories, institutions can enhance the quality of data associated with ETDs, improve interoperability with other scholarly systems, and increase visibility and reuse on a global scale.<text:line-break/><text:line-break/>In addition to ORCID, other Persistent Identifiers (PIDs) play a crucial role in enhancing the discoverability of ETDs by providing unique and persistent links to scholarly output. Through the implementation of PIDs in ETD repositories and connected systems, institutions can ensure that ETDs remain discoverable and accessible over time, thus maximizing their impact and visibility within the research community.<text:line-break/><text:line-break/>Furthermore, this workshop will explore the role of ORCID's Global Participation Program (GPP) and Regional Consortium initiatives to facilitate global communities of practice, fostering collaboration among diverse stakeholders that advance ETD management practices. By participating in the GPP and regional consortia, institutions can leverage collective expertise, resources, and networks to enhance the visibility and impact of ETDs on a global scale.<text:line-break/><text:line-break/>Through collaborative discussions, participants will gain actionable insights and strategies to effectively leverage ORCID and PIDs for ETD management and dissemination. By engaging with this workshop, participants will be empowered to maximize the impact of ETDs through PIDs within their institutions and contribute to the advancement of scholarly communication on a global scale.<text:line-break/><text:line-break/>This session can be part of a wider workshop relating to scholarly infrastructure and/or PIDs, and can also be placed within the main conference presentation line-up. <text:line-break/></text:p>
          </table:table-cell>
          <table:table-cell office:value-type="string" calcext:value-type="string">
            <text:p>Lombe Tembo</text:p>
          </table:table-cell>
          <table:table-cell office:value-type="string" calcext:value-type="string">
            <text:p>l.tembo@orcid.org</text:p>
          </table:table-cell>
          <table:table-cell office:value-type="string" calcext:value-type="string">
            <text:p>Lombe Tembo (ORCID)*</text:p>
          </table:table-cell>
          <table:table-cell office:value-type="string" calcext:value-type="string">
            <text:p>Tembo, Lombe*</text:p>
          </table:table-cell>
          <table:table-cell office:value-type="string" calcext:value-type="string">
            <text:p>l.tembo@orcid.org*</text:p>
          </table:table-cell>
          <table:table-cell office:value-type="string" calcext:value-type="string">
            <text:p>ETD 2024 Workshops and Tutorials Submissions</text:p>
          </table:table-cell>
          <table:table-cell office:value-type="string" calcext:value-type="string">
            <text:p>Global Visibility of ETDs</text:p>
          </table:table-cell>
          <table:table-cell/>
        </table:table-row>
        <table:table-row table:style-name="ro1">
          <table:table-cell office:value-type="float" office:value="24" calcext:value-type="float">
            <text:p>24</text:p>
          </table:table-cell>
          <table:table-cell office:value-type="string" calcext:value-type="string">
            <text:p>4/26/2024 6:45:51 PM +00:00</text:p>
          </table:table-cell>
          <table:table-cell office:value-type="string" calcext:value-type="string">
            <text:p>7/11/2024 6:48:25 AM +00:00</text:p>
          </table:table-cell>
          <table:table-cell office:value-type="string" calcext:value-type="string">
            <text:p>Globalizing Knowledge: Leveraging Large Language Models to Enhance Accessibility of ETDs</text:p>
          </table:table-cell>
          <table:table-cell office:value-type="string" calcext:value-type="string">
            <text:p>Electronic Theses and Dissertations (ETDs) encapsulate significant research findings and innovative ideas but often have limited visibility and accessibility, particularly in regions and disciplines with restricted digital reach. This workshop introduces an LLM-based application using a Retrieval-Augmented Generation (RAG) architectural approach to address these challenges. By utilizing LLMs to translate and standardize ETD metadata and content into a user’s native language, a unified vector database is established as a knowledge source for retrieving relevant information. This information is then supplied to the LLMs to generate comprehensive responses, enhancing searchability tailored to local or remote ETD collections.<text:line-break/><text:line-break/>This approach improves the indexing and discoverability of ETDs and ensures accessibility across linguistic boundaries. During the workshop, we will present the details of this system's components, illustrating the program workflow and the interaction dynamics between the query, retrieval, and response generation phases. Participants will learn how to integrate these technologies into their digital library systems and repositories, adapting them to various institutional needs to enhance their ETD collections' global visibility and utility.</text:p>
          </table:table-cell>
          <table:table-cell office:value-type="string" calcext:value-type="string">
            <text:p>Yinlin Chen</text:p>
          </table:table-cell>
          <table:table-cell office:value-type="string" calcext:value-type="string">
            <text:p>ylchen@vt.edu</text:p>
          </table:table-cell>
          <table:table-cell office:value-type="string" calcext:value-type="string">
            <text:p>Yinlin Chen (Virginia Tech)*; William A Ingram (Virginia Polytechnic Institute and State University); Edward A Fox (Virginia Tech)</text:p>
          </table:table-cell>
          <table:table-cell office:value-type="string" calcext:value-type="string">
            <text:p>Chen, Yinlin*; Ingram, William A; Fox, Edward A</text:p>
          </table:table-cell>
          <table:table-cell office:value-type="string" calcext:value-type="string">
            <text:p>ylchen@vt.edu*; waingram@vt.edu; fox@vt.edu</text:p>
          </table:table-cell>
          <table:table-cell office:value-type="string" calcext:value-type="string">
            <text:p>ETD 2024 Workshops and Tutorials Submissions</text:p>
          </table:table-cell>
          <table:table-cell office:value-type="string" calcext:value-type="string">
            <text:p>Application of Large Language Models on ETDs</text:p>
          </table:table-cell>
          <table:table-cell/>
        </table:table-row>
        <table:table-row table:style-name="ro1">
          <table:table-cell office:value-type="float" office:value="26" calcext:value-type="float">
            <text:p>26</text:p>
          </table:table-cell>
          <table:table-cell office:value-type="string" calcext:value-type="string">
            <text:p>4/29/2024 1:11:01 PM +00:00</text:p>
          </table:table-cell>
          <table:table-cell office:value-type="string" calcext:value-type="string">
            <text:p>7/11/2024 6:48:28 AM +00:00</text:p>
          </table:table-cell>
          <table:table-cell office:value-type="string" calcext:value-type="string">
            <text:p><text:s/>DataCite Connect: Global visibility for your ETDs and beyond with PIDs</text:p>
          </table:table-cell>
          <table:table-cell office:value-type="string" calcext:value-type="string">
            <text:p>PIDs and their associated metadata can be considered the building blocks of research infrastructure (Meadows et al., 2019). <text:s/>In addition, <text:s/>PIDs play a central role in the Open Science framework as they can increase transparency and recognition in research, and facilitate integration and interoperability, as well as making research FAIR (Wilkinson et al. 2016).<text:line-break/><text:line-break/>This half day <text:s/>workshop will explore how Persistent Identifiers (PIDs), particularly Digital Object Identifiers (DOIs), can significantly boost the global visibility of Electronic Theses and Dissertations (ETDs) and other research outputs. We'll cover the basics of PIDs, showing how DOIs improve visibility and discoverability for academic work. Through case studies, you'll see real-world examples of research organizations that have successfully integrated PIDs into their ETD repositories and other workflows. The session culminates in a breakout discussion to share best practices and explore implementation strategies. This workshop offers valuable insights for enhancing the visibility of your research through DataCite's PIDs, providing a unique opportunity to connect with the broader research community.<text:line-break/>Proposed activities:<text:line-break/>(20 min) Welcome and Ice breaker activity<text:line-break/>(30 min) Introduction to Persistent Identifiers (PIDs) and how they support open research<text:line-break/>(30 min) Discover the role of Digital Object Identifiers (DOIs) in making ETDs more visible and discoverable on a global scale.<text:line-break/>(30 min)Improving ETD and other research workflows with PIDs.<text:line-break/>(20 min) Coffee break<text:line-break/>(40 min) Case studies featuring invited guest speakers from research organizations implementing PIDs in their ETDs, research data repositories (and other!) workflows <text:line-break/>(50 min) Breakout session to discuss best practices and implementation workflows<text:line-break/>(10 min) Adjourn<text:line-break/><text:line-break/>Details of similar previous workshops: https://datacite.org/event/datacite-connect-gothenburg-dataciteconnect23/<text:line-break/>https://datacite.org/event/datacite-connect-buenos-aires-dataciteconnect23/<text:line-break/>ETD &amp; Open Science: Maximizing the Discoverability and Impact<text:line-break/>through Persistent Identifiers (PIDs) https://etd2023.inflibnet.ac.in/programme.php<text:line-break/><text:line-break/>Facilitators: Gabriela Mejias, Bosun Obileye (DataCite). Guest speakers from research institutions will be confirmed upon workshop acceptance notification.<text:line-break/></text:p>
          </table:table-cell>
          <table:table-cell office:value-type="string" calcext:value-type="string">
            <text:p>Gabriela Mejias</text:p>
          </table:table-cell>
          <table:table-cell office:value-type="string" calcext:value-type="string">
            <text:p>gabi.mejias@datacite.org</text:p>
          </table:table-cell>
          <table:table-cell office:value-type="string" calcext:value-type="string">
            <text:p>Gabriela Mejias (DataCite)*</text:p>
          </table:table-cell>
          <table:table-cell office:value-type="string" calcext:value-type="string">
            <text:p>Mejias, Gabriela*</text:p>
          </table:table-cell>
          <table:table-cell office:value-type="string" calcext:value-type="string">
            <text:p>gabi.mejias@datacite.org*</text:p>
          </table:table-cell>
          <table:table-cell office:value-type="string" calcext:value-type="string">
            <text:p>ETD 2024 Workshops and Tutorials Submissions</text:p>
          </table:table-cell>
          <table:table-cell office:value-type="string" calcext:value-type="string">
            <text:p>ETDs and Persistent Identifiers</text:p>
          </table:table-cell>
          <table:table-cell/>
        </table:table-row>
        <table:table-row table:style-name="ro1">
          <table:table-cell office:value-type="float" office:value="34" calcext:value-type="float">
            <text:p>34</text:p>
          </table:table-cell>
          <table:table-cell office:value-type="string" calcext:value-type="string">
            <text:p>5/16/2024 2:45:46 AM +00:00</text:p>
          </table:table-cell>
          <table:table-cell office:value-type="string" calcext:value-type="string">
            <text:p>7/11/2024 6:39:05 AM +00:00</text:p>
          </table:table-cell>
          <table:table-cell office:value-type="string" calcext:value-type="string">
            <text:p>ETDs 101: No Experience Required!</text:p>
          </table:table-cell>
          <table:table-cell office:value-type="string" calcext:value-type="string">
            <text:p>Many universities do not yet participate in the global network of digitized student theses or dissertations. The Networked Digital Library of Theses and Dissertations (NDLTD) wants to help universities to get started by sharing experiences of those that started ETD programs from nothing. <text:s/>Among the topics to be covered are:<text:line-break/>1. Lifecycle Management of ETDs<text:line-break/>2. Institutional Partnerships<text:line-break/>2. Technology--Institutional repositories and OAI-PMH<text:line-break/>3 <text:s/>Iintellectual property issues<text:line-break/>4. Building an institutional concensus.<text:line-break/>5. Regional, National, and International support<text:line-break/><text:line-break/>Please bring quesitons for the NDLTD Board members and paper presenters. <text:s/><text:line-break/></text:p>
          </table:table-cell>
          <table:table-cell office:value-type="string" calcext:value-type="string">
            <text:p>Charles J Greenberg</text:p>
          </table:table-cell>
          <table:table-cell office:value-type="string" calcext:value-type="string">
            <text:p>cjgberg@ndltd.org</text:p>
          </table:table-cell>
          <table:table-cell office:value-type="string" calcext:value-type="string">
            <text:p>Charles J Greenberg (NDLTD)*</text:p>
          </table:table-cell>
          <table:table-cell office:value-type="string" calcext:value-type="string">
            <text:p>Greenberg, Charles J*</text:p>
          </table:table-cell>
          <table:table-cell office:value-type="string" calcext:value-type="string">
            <text:p>cjgberg@ndltd.org*</text:p>
          </table:table-cell>
          <table:table-cell office:value-type="string" calcext:value-type="string">
            <text:p>ETD 2024 Workshops and Tutorials Submissions</text:p>
          </table:table-cell>
          <table:table-cell office:value-type="string" calcext:value-type="string">
            <text:p>General Issues Related to ETD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ZM"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ZM"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0-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10-27T07:46:18.853832050</dc:date>
    <dc:creator>Lighton Phiri</dc:creator>
    <meta:editing-duration>PT11H29M11S</meta:editing-duration>
    <meta:editing-cycles>1</meta:editing-cycles>
    <meta:document-statistic meta:table-count="3" meta:cell-count="618" meta:object-count="0"/>
    <meta:generator>LibreOffice/24.2.5.2$Linux_X86_64 LibreOffice_project/420$Build-2</meta:generator>
  </office:meta>
</office:document-meta>
</file>